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>
      <style:table-cell-properties fo:border-bottom="none" fo:border-left="none" fo:border-right="none" fo:border-top="0.99pt solid #000000"/>
    </style:style>
    <style:style style:name="ce15" style:family="table-cell" style:parent-style-name="Pivot_20_Table_20_Value">
      <style:table-cell-properties fo:border-bottom="0.99pt solid #000000" fo:border-left="none" fo:border-right="none" fo:border-top="none"/>
    </style:style>
    <style:style style:name="ce16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8" style:family="table-cell" style:parent-style-name="Pivot_20_Table_20_Value">
      <style:table-cell-properties fo:border-bottom="none" fo:border-left="none" fo:border-right="0.99pt solid #000000" fo:border-top="none"/>
    </style:style>
    <style:style style:name="ce1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0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5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lida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-1695572839" calcext:value-type="float">
            <text:p>-1695572839</text:p>
          </table:table-cell>
          <table:table-cell office:value-type="float" office:value="9031.2" calcext:value-type="float">
            <text:p>9031,2</text:p>
          </table:table-cell>
          <table:table-cell office:value-type="float" office:value="5.88" calcext:value-type="float">
            <text:p>5,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-1695572839" calcext:value-type="float">
            <text:p>-1695572839</text:p>
          </table:table-cell>
          <table:table-cell office:value-type="float" office:value="9043.4" calcext:value-type="float">
            <text:p>9043,4</text:p>
          </table:table-cell>
          <table:table-cell office:value-type="float" office:value="5.888" calcext:value-type="float">
            <text:p>5,8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-1383048854" calcext:value-type="float">
            <text:p>-1383048854</text:p>
          </table:table-cell>
          <table:table-cell office:value-type="float" office:value="9063" calcext:value-type="float">
            <text:p>9063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2101763081" calcext:value-type="float">
            <text:p>2101763081</text:p>
          </table:table-cell>
          <table:table-cell office:value-type="float" office:value="9049.6" calcext:value-type="float">
            <text:p>9049,6</text:p>
          </table:table-cell>
          <table:table-cell office:value-type="float" office:value="5.892" calcext:value-type="float">
            <text:p>5,8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-1357583318" calcext:value-type="float">
            <text:p>-1357583318</text:p>
          </table:table-cell>
          <table:table-cell office:value-type="float" office:value="9044.4" calcext:value-type="float">
            <text:p>9044,4</text:p>
          </table:table-cell>
          <table:table-cell office:value-type="float" office:value="5.888" calcext:value-type="float">
            <text:p>5,8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-1357583318" calcext:value-type="float">
            <text:p>-1357583318</text:p>
          </table:table-cell>
          <table:table-cell office:value-type="float" office:value="9059" calcext:value-type="float">
            <text:p>9059</text:p>
          </table:table-cell>
          <table:table-cell office:value-type="float" office:value="5.898" calcext:value-type="float">
            <text:p>5,8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-1056107740" calcext:value-type="float">
            <text:p>-1056107740</text:p>
          </table:table-cell>
          <table:table-cell office:value-type="float" office:value="9044.6" calcext:value-type="float">
            <text:p>9044,6</text:p>
          </table:table-cell>
          <table:table-cell office:value-type="float" office:value="5.888" calcext:value-type="float">
            <text:p>5,8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-816984455" calcext:value-type="float">
            <text:p>-816984455</text:p>
          </table:table-cell>
          <table:table-cell office:value-type="float" office:value="9045.4" calcext:value-type="float">
            <text:p>9045,4</text:p>
          </table:table-cell>
          <table:table-cell office:value-type="float" office:value="5.889" calcext:value-type="float">
            <text:p>5,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-2028670293" calcext:value-type="float">
            <text:p>-2028670293</text:p>
          </table:table-cell>
          <table:table-cell office:value-type="float" office:value="9058.2" calcext:value-type="float">
            <text:p>9058,2</text:p>
          </table:table-cell>
          <table:table-cell office:value-type="float" office:value="5.897" calcext:value-type="float">
            <text:p>5,8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908157634" calcext:value-type="float">
            <text:p>908157634</text:p>
          </table:table-cell>
          <table:table-cell office:value-type="float" office:value="9049.6" calcext:value-type="float">
            <text:p>9049,6</text:p>
          </table:table-cell>
          <table:table-cell office:value-type="float" office:value="5.892" calcext:value-type="float">
            <text:p>5,8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1170306081" calcext:value-type="float">
            <text:p>1170306081</text:p>
          </table:table-cell>
          <table:table-cell office:value-type="float" office:value="27301.2" calcext:value-type="float">
            <text:p>27301,2</text:p>
          </table:table-cell>
          <table:table-cell office:value-type="float" office:value="5.925" calcext:value-type="float">
            <text:p>5,9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1170306081" calcext:value-type="float">
            <text:p>1170306081</text:p>
          </table:table-cell>
          <table:table-cell office:value-type="float" office:value="27307.6" calcext:value-type="float">
            <text:p>27307,6</text:p>
          </table:table-cell>
          <table:table-cell office:value-type="float" office:value="5.926" calcext:value-type="float">
            <text:p>5,9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2053968145" calcext:value-type="float">
            <text:p>2053968145</text:p>
          </table:table-cell>
          <table:table-cell office:value-type="float" office:value="27283.8" calcext:value-type="float">
            <text:p>27283,8</text:p>
          </table:table-cell>
          <table:table-cell office:value-type="float" office:value="5.921" calcext:value-type="float">
            <text:p>5,9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2048271163" calcext:value-type="float">
            <text:p>2048271163</text:p>
          </table:table-cell>
          <table:table-cell office:value-type="float" office:value="27307.8" calcext:value-type="float">
            <text:p>27307,8</text:p>
          </table:table-cell>
          <table:table-cell office:value-type="float" office:value="5.926" calcext:value-type="float">
            <text:p>5,9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-315485711" calcext:value-type="float">
            <text:p>-315485711</text:p>
          </table:table-cell>
          <table:table-cell office:value-type="float" office:value="27313.2" calcext:value-type="float">
            <text:p>27313,2</text:p>
          </table:table-cell>
          <table:table-cell office:value-type="float" office:value="5.927" calcext:value-type="float">
            <text:p>5,9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-315485711" calcext:value-type="float">
            <text:p>-315485711</text:p>
          </table:table-cell>
          <table:table-cell office:value-type="float" office:value="27281.8" calcext:value-type="float">
            <text:p>27281,8</text:p>
          </table:table-cell>
          <table:table-cell office:value-type="float" office:value="5.921" calcext:value-type="float">
            <text:p>5,9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-1515138136" calcext:value-type="float">
            <text:p>-1515138136</text:p>
          </table:table-cell>
          <table:table-cell office:value-type="float" office:value="27349.4" calcext:value-type="float">
            <text:p>27349,4</text:p>
          </table:table-cell>
          <table:table-cell office:value-type="float" office:value="5.935" calcext:value-type="float">
            <text:p>5,9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-2075651314" calcext:value-type="float">
            <text:p>-2075651314</text:p>
          </table:table-cell>
          <table:table-cell office:value-type="float" office:value="28269.4" calcext:value-type="float">
            <text:p>28269,4</text:p>
          </table:table-cell>
          <table:table-cell office:value-type="float" office:value="6.135" calcext:value-type="float">
            <text:p>6,1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-693764952" calcext:value-type="float">
            <text:p>-693764952</text:p>
          </table:table-cell>
          <table:table-cell office:value-type="float" office:value="27340.6" calcext:value-type="float">
            <text:p>27340,6</text:p>
          </table:table-cell>
          <table:table-cell office:value-type="float" office:value="5.933" calcext:value-type="float">
            <text:p>5,9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-1425254688" calcext:value-type="float">
            <text:p>-1425254688</text:p>
          </table:table-cell>
          <table:table-cell office:value-type="float" office:value="27312.4" calcext:value-type="float">
            <text:p>27312,4</text:p>
          </table:table-cell>
          <table:table-cell office:value-type="float" office:value="5.927" calcext:value-type="float">
            <text:p>5,9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179536139" calcext:value-type="float">
            <text:p>179536139</text:p>
          </table:table-cell>
          <table:table-cell office:value-type="float" office:value="243405.2" calcext:value-type="float">
            <text:p>243405,2</text:p>
          </table:table-cell>
          <table:table-cell office:value-type="float" office:value="5.943" calcext:value-type="float">
            <text:p>5,9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179536139" calcext:value-type="float">
            <text:p>179536139</text:p>
          </table:table-cell>
          <table:table-cell office:value-type="float" office:value="243118.6" calcext:value-type="float">
            <text:p>243118,6</text:p>
          </table:table-cell>
          <table:table-cell office:value-type="float" office:value="5.936" calcext:value-type="float">
            <text:p>5,9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943095014" calcext:value-type="float">
            <text:p>943095014</text:p>
          </table:table-cell>
          <table:table-cell office:value-type="float" office:value="242881" calcext:value-type="float">
            <text:p>242881</text:p>
          </table:table-cell>
          <table:table-cell office:value-type="float" office:value="5.93" calcext:value-type="float">
            <text:p>5,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2264627" calcext:value-type="float">
            <text:p>2264627</text:p>
          </table:table-cell>
          <table:table-cell office:value-type="float" office:value="244190.6" calcext:value-type="float">
            <text:p>244190,6</text:p>
          </table:table-cell>
          <table:table-cell office:value-type="float" office:value="5.962" calcext:value-type="float">
            <text:p>5,9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942910691" calcext:value-type="float">
            <text:p>942910691</text:p>
          </table:table-cell>
          <table:table-cell office:value-type="float" office:value="242904.4" calcext:value-type="float">
            <text:p>242904,4</text:p>
          </table:table-cell>
          <table:table-cell office:value-type="float" office:value="5.93" calcext:value-type="float">
            <text:p>5,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942910691" calcext:value-type="float">
            <text:p>942910691</text:p>
          </table:table-cell>
          <table:table-cell office:value-type="float" office:value="244322.6" calcext:value-type="float">
            <text:p>244322,6</text:p>
          </table:table-cell>
          <table:table-cell office:value-type="float" office:value="5.965" calcext:value-type="float">
            <text:p>5,9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1427261104" calcext:value-type="float">
            <text:p>1427261104</text:p>
          </table:table-cell>
          <table:table-cell office:value-type="float" office:value="243561.2" calcext:value-type="float">
            <text:p>243561,2</text:p>
          </table:table-cell>
          <table:table-cell office:value-type="float" office:value="5.946" calcext:value-type="float">
            <text:p>5,9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-499565403" calcext:value-type="float">
            <text:p>-499565403</text:p>
          </table:table-cell>
          <table:table-cell office:value-type="float" office:value="243139" calcext:value-type="float">
            <text:p>243139</text:p>
          </table:table-cell>
          <table:table-cell office:value-type="float" office:value="5.936" calcext:value-type="float">
            <text:p>5,9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-177738339" calcext:value-type="float">
            <text:p>-177738339</text:p>
          </table:table-cell>
          <table:table-cell office:value-type="float" office:value="242866.6" calcext:value-type="float">
            <text:p>242866,6</text:p>
          </table:table-cell>
          <table:table-cell office:value-type="float" office:value="5.929" calcext:value-type="float">
            <text:p>5,9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-347450000" calcext:value-type="float">
            <text:p>-347450000</text:p>
          </table:table-cell>
          <table:table-cell office:value-type="float" office:value="243185.6" calcext:value-type="float">
            <text:p>243185,6</text:p>
          </table:table-cell>
          <table:table-cell office:value-type="float" office:value="5.937" calcext:value-type="float">
            <text:p>5,9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574544356" calcext:value-type="float">
            <text:p>574544356</text:p>
          </table:table-cell>
          <table:table-cell office:value-type="float" office:value="366954" calcext:value-type="float">
            <text:p>366954</text:p>
          </table:table-cell>
          <table:table-cell office:value-type="float" office:value="5.973" calcext:value-type="float">
            <text:p>5,9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574544356" calcext:value-type="float">
            <text:p>574544356</text:p>
          </table:table-cell>
          <table:table-cell office:value-type="float" office:value="368257.2" calcext:value-type="float">
            <text:p>368257,2</text:p>
          </table:table-cell>
          <table:table-cell office:value-type="float" office:value="5.994" calcext:value-type="float">
            <text:p>5,9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749164899" calcext:value-type="float">
            <text:p>749164899</text:p>
          </table:table-cell>
          <table:table-cell office:value-type="float" office:value="366685.2" calcext:value-type="float">
            <text:p>366685,2</text:p>
          </table:table-cell>
          <table:table-cell office:value-type="float" office:value="5.968" calcext:value-type="float">
            <text:p>5,9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315603429" calcext:value-type="float">
            <text:p>315603429</text:p>
          </table:table-cell>
          <table:table-cell office:value-type="float" office:value="367756.2" calcext:value-type="float">
            <text:p>367756,2</text:p>
          </table:table-cell>
          <table:table-cell office:value-type="float" office:value="5.986" calcext:value-type="float">
            <text:p>5,9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-905747920" calcext:value-type="float">
            <text:p>-905747920</text:p>
          </table:table-cell>
          <table:table-cell office:value-type="float" office:value="366107.2" calcext:value-type="float">
            <text:p>366107,2</text:p>
          </table:table-cell>
          <table:table-cell office:value-type="float" office:value="5.959" calcext:value-type="float">
            <text:p>5,9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-905747920" calcext:value-type="float">
            <text:p>-905747920</text:p>
          </table:table-cell>
          <table:table-cell office:value-type="float" office:value="366647" calcext:value-type="float">
            <text:p>366647</text:p>
          </table:table-cell>
          <table:table-cell office:value-type="float" office:value="5.968" calcext:value-type="float">
            <text:p>5,9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2101956263" calcext:value-type="float">
            <text:p>2101956263</text:p>
          </table:table-cell>
          <table:table-cell office:value-type="float" office:value="365997.4" calcext:value-type="float">
            <text:p>365997,4</text:p>
          </table:table-cell>
          <table:table-cell office:value-type="float" office:value="5.957" calcext:value-type="float">
            <text:p>5,9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1666983413" calcext:value-type="float">
            <text:p>1666983413</text:p>
          </table:table-cell>
          <table:table-cell office:value-type="float" office:value="365622.4" calcext:value-type="float">
            <text:p>365622,4</text:p>
          </table:table-cell>
          <table:table-cell office:value-type="float" office:value="5.951" calcext:value-type="float">
            <text:p>5,9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-1948923466" calcext:value-type="float">
            <text:p>-1948923466</text:p>
          </table:table-cell>
          <table:table-cell office:value-type="float" office:value="366025" calcext:value-type="float">
            <text:p>366025</text:p>
          </table:table-cell>
          <table:table-cell office:value-type="float" office:value="5.957" calcext:value-type="float">
            <text:p>5,9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-1549726880" calcext:value-type="float">
            <text:p>-1549726880</text:p>
          </table:table-cell>
          <table:table-cell office:value-type="float" office:value="366347.8" calcext:value-type="float">
            <text:p>366347,8</text:p>
          </table:table-cell>
          <table:table-cell office:value-type="float" office:value="5.963" calcext:value-type="float">
            <text:p>5,9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-497909823" calcext:value-type="float">
            <text:p>-497909823</text:p>
          </table:table-cell>
          <table:table-cell office:value-type="float" office:value="974894.2" calcext:value-type="float">
            <text:p>974894,2</text:p>
          </table:table-cell>
          <table:table-cell office:value-type="float" office:value="5.95" calcext:value-type="float">
            <text:p>5,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-497909823" calcext:value-type="float">
            <text:p>-497909823</text:p>
          </table:table-cell>
          <table:table-cell office:value-type="float" office:value="1001520.2" calcext:value-type="float">
            <text:p>1001520,2</text:p>
          </table:table-cell>
          <table:table-cell office:value-type="float" office:value="6.113" calcext:value-type="float">
            <text:p>6,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1379389063" calcext:value-type="float">
            <text:p>1379389063</text:p>
          </table:table-cell>
          <table:table-cell office:value-type="float" office:value="1001187.2" calcext:value-type="float">
            <text:p>1001187,2</text:p>
          </table:table-cell>
          <table:table-cell office:value-type="float" office:value="6.111" calcext:value-type="float">
            <text:p>6,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1016350900" calcext:value-type="float">
            <text:p>1016350900</text:p>
          </table:table-cell>
          <table:table-cell office:value-type="float" office:value="994622.4" calcext:value-type="float">
            <text:p>994622,4</text:p>
          </table:table-cell>
          <table:table-cell office:value-type="float" office:value="6.071" calcext:value-type="float">
            <text:p>6,0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1146038091" calcext:value-type="float">
            <text:p>1146038091</text:p>
          </table:table-cell>
          <table:table-cell office:value-type="float" office:value="999411" calcext:value-type="float">
            <text:p>999411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1146038091" calcext:value-type="float">
            <text:p>1146038091</text:p>
          </table:table-cell>
          <table:table-cell office:value-type="float" office:value="994676.2" calcext:value-type="float">
            <text:p>994676,2</text:p>
          </table:table-cell>
          <table:table-cell office:value-type="float" office:value="6.071" calcext:value-type="float">
            <text:p>6,0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1238648886" calcext:value-type="float">
            <text:p>1238648886</text:p>
          </table:table-cell>
          <table:table-cell office:value-type="float" office:value="993835.4" calcext:value-type="float">
            <text:p>993835,4</text:p>
          </table:table-cell>
          <table:table-cell office:value-type="float" office:value="6.066" calcext:value-type="float">
            <text:p>6,0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-630953359" calcext:value-type="float">
            <text:p>-630953359</text:p>
          </table:table-cell>
          <table:table-cell office:value-type="float" office:value="978547" calcext:value-type="float">
            <text:p>978547</text:p>
          </table:table-cell>
          <table:table-cell office:value-type="float" office:value="5.973" calcext:value-type="float">
            <text:p>5,9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2043095215" calcext:value-type="float">
            <text:p>2043095215</text:p>
          </table:table-cell>
          <table:table-cell office:value-type="float" office:value="1006173.8" calcext:value-type="float">
            <text:p>1006173,8</text:p>
          </table:table-cell>
          <table:table-cell office:value-type="float" office:value="6.141" calcext:value-type="float">
            <text:p>6,1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1349941193" calcext:value-type="float">
            <text:p>1349941193</text:p>
          </table:table-cell>
          <table:table-cell office:value-type="float" office:value="976840.8" calcext:value-type="float">
            <text:p>976840,8</text:p>
          </table:table-cell>
          <table:table-cell office:value-type="float" office:value="5.962" calcext:value-type="float">
            <text:p>5,9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114834231" calcext:value-type="float">
            <text:p>114834231</text:p>
          </table:table-cell>
          <table:table-cell office:value-type="float" office:value="1951183" calcext:value-type="float">
            <text:p>1951183</text:p>
          </table:table-cell>
          <table:table-cell office:value-type="float" office:value="5.955" calcext:value-type="float">
            <text:p>5,9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114834231" calcext:value-type="float">
            <text:p>114834231</text:p>
          </table:table-cell>
          <table:table-cell office:value-type="float" office:value="1952649.2" calcext:value-type="float">
            <text:p>1952649,2</text:p>
          </table:table-cell>
          <table:table-cell office:value-type="float" office:value="5.959" calcext:value-type="float">
            <text:p>5,9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1258150280" calcext:value-type="float">
            <text:p>1258150280</text:p>
          </table:table-cell>
          <table:table-cell office:value-type="float" office:value="1953651" calcext:value-type="float">
            <text:p>1953651</text:p>
          </table:table-cell>
          <table:table-cell office:value-type="float" office:value="5.962" calcext:value-type="float">
            <text:p>5,9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1975664035" calcext:value-type="float">
            <text:p>1975664035</text:p>
          </table:table-cell>
          <table:table-cell office:value-type="float" office:value="1953757.2" calcext:value-type="float">
            <text:p>1953757,2</text:p>
          </table:table-cell>
          <table:table-cell office:value-type="float" office:value="5.962" calcext:value-type="float">
            <text:p>5,9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1112329528" calcext:value-type="float">
            <text:p>1112329528</text:p>
          </table:table-cell>
          <table:table-cell office:value-type="float" office:value="1985666.8" calcext:value-type="float">
            <text:p>1985666,8</text:p>
          </table:table-cell>
          <table:table-cell office:value-type="float" office:value="6.06" calcext:value-type="float">
            <text:p>6,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2077489283" calcext:value-type="float">
            <text:p>2077489283</text:p>
          </table:table-cell>
          <table:table-cell office:value-type="float" office:value="1951500.2" calcext:value-type="float">
            <text:p>1951500,2</text:p>
          </table:table-cell>
          <table:table-cell office:value-type="float" office:value="5.956" calcext:value-type="float">
            <text:p>5,9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2077489283" calcext:value-type="float">
            <text:p>2077489283</text:p>
          </table:table-cell>
          <table:table-cell office:value-type="float" office:value="1951960.8" calcext:value-type="float">
            <text:p>1951960,8</text:p>
          </table:table-cell>
          <table:table-cell office:value-type="float" office:value="5.957" calcext:value-type="float">
            <text:p>5,9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1454421431" calcext:value-type="float">
            <text:p>1454421431</text:p>
          </table:table-cell>
          <table:table-cell office:value-type="float" office:value="1972769.4" calcext:value-type="float">
            <text:p>1972769,4</text:p>
          </table:table-cell>
          <table:table-cell office:value-type="float" office:value="6.02" calcext:value-type="float">
            <text:p>6,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-1500596497" calcext:value-type="float">
            <text:p>-1500596497</text:p>
          </table:table-cell>
          <table:table-cell office:value-type="float" office:value="1956761" calcext:value-type="float">
            <text:p>1956761</text:p>
          </table:table-cell>
          <table:table-cell office:value-type="float" office:value="5.972" calcext:value-type="float">
            <text:p>5,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-1680972700" calcext:value-type="float">
            <text:p>-1680972700</text:p>
          </table:table-cell>
          <table:table-cell office:value-type="float" office:value="1954107.4" calcext:value-type="float">
            <text:p>1954107,4</text:p>
          </table:table-cell>
          <table:table-cell office:value-type="float" office:value="5.963" calcext:value-type="float">
            <text:p>5,9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-1357480807" calcext:value-type="float">
            <text:p>-1357480807</text:p>
          </table:table-cell>
          <table:table-cell office:value-type="float" office:value="3916698.2" calcext:value-type="float">
            <text:p>3916698,2</text:p>
          </table:table-cell>
          <table:table-cell office:value-type="float" office:value="5.976" calcext:value-type="float">
            <text:p>5,9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-1357480807" calcext:value-type="float">
            <text:p>-1357480807</text:p>
          </table:table-cell>
          <table:table-cell office:value-type="float" office:value="3910204.6" calcext:value-type="float">
            <text:p>3910204,6</text:p>
          </table:table-cell>
          <table:table-cell office:value-type="float" office:value="5.966" calcext:value-type="float">
            <text:p>5,9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-681856574" calcext:value-type="float">
            <text:p>-681856574</text:p>
          </table:table-cell>
          <table:table-cell office:value-type="float" office:value="3916617.2" calcext:value-type="float">
            <text:p>3916617,2</text:p>
          </table:table-cell>
          <table:table-cell office:value-type="float" office:value="5.976" calcext:value-type="float">
            <text:p>5,9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781590241" calcext:value-type="float">
            <text:p>781590241</text:p>
          </table:table-cell>
          <table:table-cell office:value-type="float" office:value="3908272.6" calcext:value-type="float">
            <text:p>3908272,6</text:p>
          </table:table-cell>
          <table:table-cell office:value-type="float" office:value="5.964" calcext:value-type="float">
            <text:p>5,9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1392583625" calcext:value-type="float">
            <text:p>1392583625</text:p>
          </table:table-cell>
          <table:table-cell office:value-type="float" office:value="3954383" calcext:value-type="float">
            <text:p>3954383</text:p>
          </table:table-cell>
          <table:table-cell office:value-type="float" office:value="6.034" calcext:value-type="float">
            <text:p>6,0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-242368228" calcext:value-type="float">
            <text:p>-242368228</text:p>
          </table:table-cell>
          <table:table-cell office:value-type="float" office:value="3906931.4" calcext:value-type="float">
            <text:p>3906931,4</text:p>
          </table:table-cell>
          <table:table-cell office:value-type="float" office:value="5.962" calcext:value-type="float">
            <text:p>5,9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-242368228" calcext:value-type="float">
            <text:p>-242368228</text:p>
          </table:table-cell>
          <table:table-cell office:value-type="float" office:value="3905809" calcext:value-type="float">
            <text:p>3905809</text:p>
          </table:table-cell>
          <table:table-cell office:value-type="float" office:value="5.96" calcext:value-type="float">
            <text:p>5,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466232786" calcext:value-type="float">
            <text:p>466232786</text:p>
          </table:table-cell>
          <table:table-cell office:value-type="float" office:value="3919550.2" calcext:value-type="float">
            <text:p>3919550,2</text:p>
          </table:table-cell>
          <table:table-cell office:value-type="float" office:value="5.981" calcext:value-type="float">
            <text:p>5,9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-2086785295" calcext:value-type="float">
            <text:p>-2086785295</text:p>
          </table:table-cell>
          <table:table-cell office:value-type="float" office:value="3907816" calcext:value-type="float">
            <text:p>3907816</text:p>
          </table:table-cell>
          <table:table-cell office:value-type="float" office:value="5.963" calcext:value-type="float">
            <text:p>5,9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-1810409143" calcext:value-type="float">
            <text:p>-1810409143</text:p>
          </table:table-cell>
          <table:table-cell office:value-type="float" office:value="3920460" calcext:value-type="float">
            <text:p>3920460</text:p>
          </table:table-cell>
          <table:table-cell office:value-type="float" office:value="5.982" calcext:value-type="float">
            <text:p>5,9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829288450" calcext:value-type="float">
            <text:p>-1829288450</text:p>
          </table:table-cell>
          <table:table-cell office:value-type="float" office:value="2526" calcext:value-type="float">
            <text:p>2526</text:p>
          </table:table-cell>
          <table:table-cell office:value-type="float" office:value="6.578" calcext:value-type="float">
            <text:p>6,5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829288450" calcext:value-type="float">
            <text:p>-1829288450</text:p>
          </table:table-cell>
          <table:table-cell office:value-type="float" office:value="2510.8" calcext:value-type="float">
            <text:p>2510,8</text:p>
          </table:table-cell>
          <table:table-cell office:value-type="float" office:value="6.539" calcext:value-type="float">
            <text:p>6,5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193929620" calcext:value-type="float">
            <text:p>1193929620</text:p>
          </table:table-cell>
          <table:table-cell office:value-type="float" office:value="2524" calcext:value-type="float">
            <text:p>2524</text:p>
          </table:table-cell>
          <table:table-cell office:value-type="float" office:value="6.573" calcext:value-type="float">
            <text:p>6,5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366372934" calcext:value-type="float">
            <text:p>-1366372934</text:p>
          </table:table-cell>
          <table:table-cell office:value-type="float" office:value="2518.6" calcext:value-type="float">
            <text:p>2518,6</text:p>
          </table:table-cell>
          <table:table-cell office:value-type="float" office:value="6.559" calcext:value-type="float">
            <text:p>6,5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410876589" calcext:value-type="float">
            <text:p>-1410876589</text:p>
          </table:table-cell>
          <table:table-cell office:value-type="float" office:value="2521.6" calcext:value-type="float">
            <text:p>2521,6</text:p>
          </table:table-cell>
          <table:table-cell office:value-type="float" office:value="6.567" calcext:value-type="float">
            <text:p>6,5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265505086" calcext:value-type="float">
            <text:p>1265505086</text:p>
          </table:table-cell>
          <table:table-cell office:value-type="float" office:value="2498.6" calcext:value-type="float">
            <text:p>2498,6</text:p>
          </table:table-cell>
          <table:table-cell office:value-type="float" office:value="6.507" calcext:value-type="float">
            <text:p>6,5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265505086" calcext:value-type="float">
            <text:p>1265505086</text:p>
          </table:table-cell>
          <table:table-cell office:value-type="float" office:value="2504.4" calcext:value-type="float">
            <text:p>2504,4</text:p>
          </table:table-cell>
          <table:table-cell office:value-type="float" office:value="6.522" calcext:value-type="float">
            <text:p>6,5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356862868" calcext:value-type="float">
            <text:p>-356862868</text:p>
          </table:table-cell>
          <table:table-cell office:value-type="float" office:value="2510.6" calcext:value-type="float">
            <text:p>2510,6</text:p>
          </table:table-cell>
          <table:table-cell office:value-type="float" office:value="6.538" calcext:value-type="float">
            <text:p>6,5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268988447" calcext:value-type="float">
            <text:p>-268988447</text:p>
          </table:table-cell>
          <table:table-cell office:value-type="float" office:value="2512.2" calcext:value-type="float">
            <text:p>2512,2</text:p>
          </table:table-cell>
          <table:table-cell office:value-type="float" office:value="6.542" calcext:value-type="float">
            <text:p>6,5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755850562" calcext:value-type="float">
            <text:p>755850562</text:p>
          </table:table-cell>
          <table:table-cell office:value-type="float" office:value="2503.6" calcext:value-type="float">
            <text:p>2503,6</text:p>
          </table:table-cell>
          <table:table-cell office:value-type="float" office:value="6.52" calcext:value-type="float">
            <text:p>6,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487073200" calcext:value-type="float">
            <text:p>1487073200</text:p>
          </table:table-cell>
          <table:table-cell office:value-type="float" office:value="7556" calcext:value-type="float">
            <text:p>7556</text:p>
          </table:table-cell>
          <table:table-cell office:value-type="float" office:value="6.559" calcext:value-type="float">
            <text:p>6,5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487073200" calcext:value-type="float">
            <text:p>1487073200</text:p>
          </table:table-cell>
          <table:table-cell office:value-type="float" office:value="7613.8" calcext:value-type="float">
            <text:p>7613,8</text:p>
          </table:table-cell>
          <table:table-cell office:value-type="float" office:value="6.609" calcext:value-type="float">
            <text:p>6,6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500919672" calcext:value-type="float">
            <text:p>-1500919672</text:p>
          </table:table-cell>
          <table:table-cell office:value-type="float" office:value="7514.8" calcext:value-type="float">
            <text:p>7514,8</text:p>
          </table:table-cell>
          <table:table-cell office:value-type="float" office:value="6.523" calcext:value-type="float">
            <text:p>6,5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662985695" calcext:value-type="float">
            <text:p>-662985695</text:p>
          </table:table-cell>
          <table:table-cell office:value-type="float" office:value="7567.2" calcext:value-type="float">
            <text:p>7567,2</text:p>
          </table:table-cell>
          <table:table-cell office:value-type="float" office:value="6.569" calcext:value-type="float">
            <text:p>6,5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86965094" calcext:value-type="float">
            <text:p>-86965094</text:p>
          </table:table-cell>
          <table:table-cell office:value-type="float" office:value="7613.6" calcext:value-type="float">
            <text:p>7613,6</text:p>
          </table:table-cell>
          <table:table-cell office:value-type="float" office:value="6.609" calcext:value-type="float">
            <text:p>6,6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67169761" calcext:value-type="float">
            <text:p>-167169761</text:p>
          </table:table-cell>
          <table:table-cell office:value-type="float" office:value="7531.8" calcext:value-type="float">
            <text:p>7531,8</text:p>
          </table:table-cell>
          <table:table-cell office:value-type="float" office:value="6.538" calcext:value-type="float">
            <text:p>6,5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67169761" calcext:value-type="float">
            <text:p>-167169761</text:p>
          </table:table-cell>
          <table:table-cell office:value-type="float" office:value="7524" calcext:value-type="float">
            <text:p>7524</text:p>
          </table:table-cell>
          <table:table-cell office:value-type="float" office:value="6.531" calcext:value-type="float">
            <text:p>6,5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794679721" calcext:value-type="float">
            <text:p>-794679721</text:p>
          </table:table-cell>
          <table:table-cell office:value-type="float" office:value="7523.2" calcext:value-type="float">
            <text:p>7523,2</text:p>
          </table:table-cell>
          <table:table-cell office:value-type="float" office:value="6.531" calcext:value-type="float">
            <text:p>6,5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947209990" calcext:value-type="float">
            <text:p>1947209990</text:p>
          </table:table-cell>
          <table:table-cell office:value-type="float" office:value="7547.2" calcext:value-type="float">
            <text:p>7547,2</text:p>
          </table:table-cell>
          <table:table-cell office:value-type="float" office:value="6.551" calcext:value-type="float">
            <text:p>6,5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858671694" calcext:value-type="float">
            <text:p>858671694</text:p>
          </table:table-cell>
          <table:table-cell office:value-type="float" office:value="7543.4" calcext:value-type="float">
            <text:p>7543,4</text:p>
          </table:table-cell>
          <table:table-cell office:value-type="float" office:value="6.548" calcext:value-type="float">
            <text:p>6,5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584474496" calcext:value-type="float">
            <text:p>-1584474496</text:p>
          </table:table-cell>
          <table:table-cell office:value-type="float" office:value="77201.6" calcext:value-type="float">
            <text:p>77201,6</text:p>
          </table:table-cell>
          <table:table-cell office:value-type="float" office:value="7.539" calcext:value-type="float">
            <text:p>7,5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584474496" calcext:value-type="float">
            <text:p>-1584474496</text:p>
          </table:table-cell>
          <table:table-cell office:value-type="float" office:value="77982" calcext:value-type="float">
            <text:p>77982</text:p>
          </table:table-cell>
          <table:table-cell office:value-type="float" office:value="7.615" calcext:value-type="float">
            <text:p>7,6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59380535" calcext:value-type="float">
            <text:p>59380535</text:p>
          </table:table-cell>
          <table:table-cell office:value-type="float" office:value="78287" calcext:value-type="float">
            <text:p>78287</text:p>
          </table:table-cell>
          <table:table-cell office:value-type="float" office:value="7.645" calcext:value-type="float">
            <text:p>7,6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2001474945" calcext:value-type="float">
            <text:p>2001474945</text:p>
          </table:table-cell>
          <table:table-cell office:value-type="float" office:value="80055" calcext:value-type="float">
            <text:p>80055</text:p>
          </table:table-cell>
          <table:table-cell office:value-type="float" office:value="7.818" calcext:value-type="float">
            <text:p>7,8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759463668" calcext:value-type="float">
            <text:p>-759463668</text:p>
          </table:table-cell>
          <table:table-cell office:value-type="float" office:value="79440.6" calcext:value-type="float">
            <text:p>79440,6</text:p>
          </table:table-cell>
          <table:table-cell office:value-type="float" office:value="7.758" calcext:value-type="float">
            <text:p>7,7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304025154" calcext:value-type="float">
            <text:p>304025154</text:p>
          </table:table-cell>
          <table:table-cell office:value-type="float" office:value="79086" calcext:value-type="float">
            <text:p>79086</text:p>
          </table:table-cell>
          <table:table-cell office:value-type="float" office:value="7.723" calcext:value-type="float">
            <text:p>7,7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304025154" calcext:value-type="float">
            <text:p>304025154</text:p>
          </table:table-cell>
          <table:table-cell office:value-type="float" office:value="77960.4" calcext:value-type="float">
            <text:p>77960,4</text:p>
          </table:table-cell>
          <table:table-cell office:value-type="float" office:value="7.613" calcext:value-type="float">
            <text:p>7,6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267053337" calcext:value-type="float">
            <text:p>-1267053337</text:p>
          </table:table-cell>
          <table:table-cell office:value-type="float" office:value="81525.6" calcext:value-type="float">
            <text:p>81525,6</text:p>
          </table:table-cell>
          <table:table-cell office:value-type="float" office:value="7.961" calcext:value-type="float">
            <text:p>7,9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966099004" calcext:value-type="float">
            <text:p>1966099004</text:p>
          </table:table-cell>
          <table:table-cell office:value-type="float" office:value="77203.4" calcext:value-type="float">
            <text:p>77203,4</text:p>
          </table:table-cell>
          <table:table-cell office:value-type="float" office:value="7.539" calcext:value-type="float">
            <text:p>7,5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61884870" calcext:value-type="float">
            <text:p>161884870</text:p>
          </table:table-cell>
          <table:table-cell office:value-type="float" office:value="77225.4" calcext:value-type="float">
            <text:p>77225,4</text:p>
          </table:table-cell>
          <table:table-cell office:value-type="float" office:value="7.542" calcext:value-type="float">
            <text:p>7,5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2002618902" calcext:value-type="float">
            <text:p>-2002618902</text:p>
          </table:table-cell>
          <table:table-cell office:value-type="float" office:value="118166.4" calcext:value-type="float">
            <text:p>118166,4</text:p>
          </table:table-cell>
          <table:table-cell office:value-type="float" office:value="7.693" calcext:value-type="float">
            <text:p>7,6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2002618902" calcext:value-type="float">
            <text:p>-2002618902</text:p>
          </table:table-cell>
          <table:table-cell office:value-type="float" office:value="114867.4" calcext:value-type="float">
            <text:p>114867,4</text:p>
          </table:table-cell>
          <table:table-cell office:value-type="float" office:value="7.478" calcext:value-type="float">
            <text:p>7,4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972757386" calcext:value-type="float">
            <text:p>-1972757386</text:p>
          </table:table-cell>
          <table:table-cell office:value-type="float" office:value="115443.6" calcext:value-type="float">
            <text:p>115443,6</text:p>
          </table:table-cell>
          <table:table-cell office:value-type="float" office:value="7.516" calcext:value-type="float">
            <text:p>7,5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933692969" calcext:value-type="float">
            <text:p>1933692969</text:p>
          </table:table-cell>
          <table:table-cell office:value-type="float" office:value="116631" calcext:value-type="float">
            <text:p>116631</text:p>
          </table:table-cell>
          <table:table-cell office:value-type="float" office:value="7.593" calcext:value-type="float">
            <text:p>7,5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548269505" calcext:value-type="float">
            <text:p>-548269505</text:p>
          </table:table-cell>
          <table:table-cell office:value-type="float" office:value="116809.2" calcext:value-type="float">
            <text:p>116809,2</text:p>
          </table:table-cell>
          <table:table-cell office:value-type="float" office:value="7.605" calcext:value-type="float">
            <text:p>7,6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147111064" calcext:value-type="float">
            <text:p>1147111064</text:p>
          </table:table-cell>
          <table:table-cell office:value-type="float" office:value="114897.8" calcext:value-type="float">
            <text:p>114897,8</text:p>
          </table:table-cell>
          <table:table-cell office:value-type="float" office:value="7.48" calcext:value-type="float">
            <text:p>7,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147111064" calcext:value-type="float">
            <text:p>1147111064</text:p>
          </table:table-cell>
          <table:table-cell office:value-type="float" office:value="116677.4" calcext:value-type="float">
            <text:p>116677,4</text:p>
          </table:table-cell>
          <table:table-cell office:value-type="float" office:value="7.596" calcext:value-type="float">
            <text:p>7,5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725976834" calcext:value-type="float">
            <text:p>-725976834</text:p>
          </table:table-cell>
          <table:table-cell office:value-type="float" office:value="114962" calcext:value-type="float">
            <text:p>114962</text:p>
          </table:table-cell>
          <table:table-cell office:value-type="float" office:value="7.485" calcext:value-type="float">
            <text:p>7,4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2079665882" calcext:value-type="float">
            <text:p>-2079665882</text:p>
          </table:table-cell>
          <table:table-cell office:value-type="float" office:value="116762.8" calcext:value-type="float">
            <text:p>116762,8</text:p>
          </table:table-cell>
          <table:table-cell office:value-type="float" office:value="7.602" calcext:value-type="float">
            <text:p>7,6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5706386" calcext:value-type="float">
            <text:p>-15706386</text:p>
          </table:table-cell>
          <table:table-cell office:value-type="float" office:value="116276.4" calcext:value-type="float">
            <text:p>116276,4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79536139" calcext:value-type="float">
            <text:p>179536139</text:p>
          </table:table-cell>
          <table:table-cell office:value-type="float" office:value="394992.6" calcext:value-type="float">
            <text:p>394992,6</text:p>
          </table:table-cell>
          <table:table-cell office:value-type="float" office:value="9.643" calcext:value-type="float">
            <text:p>9,6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79536139" calcext:value-type="float">
            <text:p>179536139</text:p>
          </table:table-cell>
          <table:table-cell office:value-type="float" office:value="392920.4" calcext:value-type="float">
            <text:p>392920,4</text:p>
          </table:table-cell>
          <table:table-cell office:value-type="float" office:value="9.593" calcext:value-type="float">
            <text:p>9,5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943095014" calcext:value-type="float">
            <text:p>943095014</text:p>
          </table:table-cell>
          <table:table-cell office:value-type="float" office:value="368781.6" calcext:value-type="float">
            <text:p>368781,6</text:p>
          </table:table-cell>
          <table:table-cell office:value-type="float" office:value="9.003" calcext:value-type="float">
            <text:p>9,0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2264627" calcext:value-type="float">
            <text:p>2264627</text:p>
          </table:table-cell>
          <table:table-cell office:value-type="float" office:value="365962.8" calcext:value-type="float">
            <text:p>365962,8</text:p>
          </table:table-cell>
          <table:table-cell office:value-type="float" office:value="8.935" calcext:value-type="float">
            <text:p>8,9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942910691" calcext:value-type="float">
            <text:p>942910691</text:p>
          </table:table-cell>
          <table:table-cell office:value-type="float" office:value="360022.8" calcext:value-type="float">
            <text:p>360022,8</text:p>
          </table:table-cell>
          <table:table-cell office:value-type="float" office:value="8.79" calcext:value-type="float">
            <text:p>8,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427261104" calcext:value-type="float">
            <text:p>1427261104</text:p>
          </table:table-cell>
          <table:table-cell office:value-type="float" office:value="372653.4" calcext:value-type="float">
            <text:p>372653,4</text:p>
          </table:table-cell>
          <table:table-cell office:value-type="float" office:value="9.098" calcext:value-type="float">
            <text:p>9,0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427261104" calcext:value-type="float">
            <text:p>1427261104</text:p>
          </table:table-cell>
          <table:table-cell office:value-type="float" office:value="360959" calcext:value-type="float">
            <text:p>360959</text:p>
          </table:table-cell>
          <table:table-cell office:value-type="float" office:value="8.812" calcext:value-type="float">
            <text:p>8,8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499565403" calcext:value-type="float">
            <text:p>-499565403</text:p>
          </table:table-cell>
          <table:table-cell office:value-type="float" office:value="355963.2" calcext:value-type="float">
            <text:p>355963,2</text:p>
          </table:table-cell>
          <table:table-cell office:value-type="float" office:value="8.691" calcext:value-type="float">
            <text:p>8,6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77738339" calcext:value-type="float">
            <text:p>-177738339</text:p>
          </table:table-cell>
          <table:table-cell office:value-type="float" office:value="366746.2" calcext:value-type="float">
            <text:p>366746,2</text:p>
          </table:table-cell>
          <table:table-cell office:value-type="float" office:value="8.954" calcext:value-type="float">
            <text:p>8,9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347450000" calcext:value-type="float">
            <text:p>-347450000</text:p>
          </table:table-cell>
          <table:table-cell office:value-type="float" office:value="363249" calcext:value-type="float">
            <text:p>363249</text:p>
          </table:table-cell>
          <table:table-cell office:value-type="float" office:value="8.868" calcext:value-type="float">
            <text:p>8,8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691430972" calcext:value-type="float">
            <text:p>691430972</text:p>
          </table:table-cell>
          <table:table-cell office:value-type="float" office:value="1266031" calcext:value-type="float">
            <text:p>1266031</text:p>
          </table:table-cell>
          <table:table-cell office:value-type="float" office:value="15.454" calcext:value-type="float">
            <text:p>15,4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691430972" calcext:value-type="float">
            <text:p>691430972</text:p>
          </table:table-cell>
          <table:table-cell office:value-type="float" office:value="1271260.6" calcext:value-type="float">
            <text:p>1271260,6</text:p>
          </table:table-cell>
          <table:table-cell office:value-type="float" office:value="15.518" calcext:value-type="float">
            <text:p>15,5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2077298601" calcext:value-type="float">
            <text:p>2077298601</text:p>
          </table:table-cell>
          <table:table-cell office:value-type="float" office:value="1275057.6" calcext:value-type="float">
            <text:p>1275057,6</text:p>
          </table:table-cell>
          <table:table-cell office:value-type="float" office:value="15.565" calcext:value-type="float">
            <text:p>15,5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2088259213" calcext:value-type="float">
            <text:p>2088259213</text:p>
          </table:table-cell>
          <table:table-cell office:value-type="float" office:value="1274945.2" calcext:value-type="float">
            <text:p>1274945,2</text:p>
          </table:table-cell>
          <table:table-cell office:value-type="float" office:value="15.563" calcext:value-type="float">
            <text:p>15,5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726688796" calcext:value-type="float">
            <text:p>1726688796</text:p>
          </table:table-cell>
          <table:table-cell office:value-type="float" office:value="1271672" calcext:value-type="float">
            <text:p>1271672</text:p>
          </table:table-cell>
          <table:table-cell office:value-type="float" office:value="15.523" calcext:value-type="float">
            <text:p>15,5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83417940" calcext:value-type="float">
            <text:p>-283417940</text:p>
          </table:table-cell>
          <table:table-cell office:value-type="float" office:value="1270255.2" calcext:value-type="float">
            <text:p>1270255,2</text:p>
          </table:table-cell>
          <table:table-cell office:value-type="float" office:value="15.506" calcext:value-type="float">
            <text:p>15,5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83417940" calcext:value-type="float">
            <text:p>-283417940</text:p>
          </table:table-cell>
          <table:table-cell office:value-type="float" office:value="1264331.8" calcext:value-type="float">
            <text:p>1264331,8</text:p>
          </table:table-cell>
          <table:table-cell office:value-type="float" office:value="15.434" calcext:value-type="float">
            <text:p>15,4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151641774" calcext:value-type="float">
            <text:p>1151641774</text:p>
          </table:table-cell>
          <table:table-cell office:value-type="float" office:value="1272484.8" calcext:value-type="float">
            <text:p>1272484,8</text:p>
          </table:table-cell>
          <table:table-cell office:value-type="float" office:value="15.533" calcext:value-type="float">
            <text:p>15,5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563772506" calcext:value-type="float">
            <text:p>-1563772506</text:p>
          </table:table-cell>
          <table:table-cell office:value-type="float" office:value="1355701.4" calcext:value-type="float">
            <text:p>1355701,4</text:p>
          </table:table-cell>
          <table:table-cell office:value-type="float" office:value="16.549" calcext:value-type="float">
            <text:p>16,5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440494243" calcext:value-type="float">
            <text:p>1440494243</text:p>
          </table:table-cell>
          <table:table-cell office:value-type="float" office:value="1249401.8" calcext:value-type="float">
            <text:p>1249401,8</text:p>
          </table:table-cell>
          <table:table-cell office:value-type="float" office:value="15.251" calcext:value-type="float">
            <text:p>15,2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497909823" calcext:value-type="float">
            <text:p>-497909823</text:p>
          </table:table-cell>
          <table:table-cell office:value-type="float" office:value="2758351" calcext:value-type="float">
            <text:p>2758351</text:p>
          </table:table-cell>
          <table:table-cell office:value-type="float" office:value="16.836" calcext:value-type="float">
            <text:p>16,8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497909823" calcext:value-type="float">
            <text:p>-497909823</text:p>
          </table:table-cell>
          <table:table-cell office:value-type="float" office:value="2771699.8" calcext:value-type="float">
            <text:p>2771699,8</text:p>
          </table:table-cell>
          <table:table-cell office:value-type="float" office:value="16.917" calcext:value-type="float">
            <text:p>16,9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379389063" calcext:value-type="float">
            <text:p>1379389063</text:p>
          </table:table-cell>
          <table:table-cell office:value-type="float" office:value="2772249.6" calcext:value-type="float">
            <text:p>2772249,6</text:p>
          </table:table-cell>
          <table:table-cell office:value-type="float" office:value="16.92" calcext:value-type="float">
            <text:p>16,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016350900" calcext:value-type="float">
            <text:p>1016350900</text:p>
          </table:table-cell>
          <table:table-cell office:value-type="float" office:value="2793585.6" calcext:value-type="float">
            <text:p>2793585,6</text:p>
          </table:table-cell>
          <table:table-cell office:value-type="float" office:value="17.051" calcext:value-type="float">
            <text:p>17,0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146038091" calcext:value-type="float">
            <text:p>1146038091</text:p>
          </table:table-cell>
          <table:table-cell office:value-type="float" office:value="2776056.6" calcext:value-type="float">
            <text:p>2776056,6</text:p>
          </table:table-cell>
          <table:table-cell office:value-type="float" office:value="16.944" calcext:value-type="float">
            <text:p>16,9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238648886" calcext:value-type="float">
            <text:p>1238648886</text:p>
          </table:table-cell>
          <table:table-cell office:value-type="float" office:value="2773496.6" calcext:value-type="float">
            <text:p>2773496,6</text:p>
          </table:table-cell>
          <table:table-cell office:value-type="float" office:value="16.928" calcext:value-type="float">
            <text:p>16,9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238648886" calcext:value-type="float">
            <text:p>1238648886</text:p>
          </table:table-cell>
          <table:table-cell office:value-type="float" office:value="2767916.8" calcext:value-type="float">
            <text:p>2767916,8</text:p>
          </table:table-cell>
          <table:table-cell office:value-type="float" office:value="16.894" calcext:value-type="float">
            <text:p>16,8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630953359" calcext:value-type="float">
            <text:p>-630953359</text:p>
          </table:table-cell>
          <table:table-cell office:value-type="float" office:value="2764754.6" calcext:value-type="float">
            <text:p>2764754,6</text:p>
          </table:table-cell>
          <table:table-cell office:value-type="float" office:value="16.875" calcext:value-type="float">
            <text:p>16,8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2043095215" calcext:value-type="float">
            <text:p>2043095215</text:p>
          </table:table-cell>
          <table:table-cell office:value-type="float" office:value="2779530.2" calcext:value-type="float">
            <text:p>2779530,2</text:p>
          </table:table-cell>
          <table:table-cell office:value-type="float" office:value="16.965" calcext:value-type="float">
            <text:p>16,9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349941193" calcext:value-type="float">
            <text:p>1349941193</text:p>
          </table:table-cell>
          <table:table-cell office:value-type="float" office:value="2803404.2" calcext:value-type="float">
            <text:p>2803404,2</text:p>
          </table:table-cell>
          <table:table-cell office:value-type="float" office:value="17.111" calcext:value-type="float">
            <text:p>17,1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829288450" calcext:value-type="float">
            <text:p>-1829288450</text:p>
          </table:table-cell>
          <table:table-cell office:value-type="float" office:value="2620" calcext:value-type="float">
            <text:p>2620</text:p>
          </table:table-cell>
          <table:table-cell office:value-type="float" office:value="6.823" calcext:value-type="float">
            <text:p>6,82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193929620" calcext:value-type="float">
            <text:p>1193929620</text:p>
          </table:table-cell>
          <table:table-cell office:value-type="float" office:value="2756.8" calcext:value-type="float">
            <text:p>2756,8</text:p>
          </table:table-cell>
          <table:table-cell office:value-type="float" office:value="7.179" calcext:value-type="float">
            <text:p>7,1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193929620" calcext:value-type="float">
            <text:p>1193929620</text:p>
          </table:table-cell>
          <table:table-cell office:value-type="float" office:value="2612.8" calcext:value-type="float">
            <text:p>2612,8</text:p>
          </table:table-cell>
          <table:table-cell office:value-type="float" office:value="6.804" calcext:value-type="float">
            <text:p>6,80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366372934" calcext:value-type="float">
            <text:p>-1366372934</text:p>
          </table:table-cell>
          <table:table-cell office:value-type="float" office:value="2622.4" calcext:value-type="float">
            <text:p>2622,4</text:p>
          </table:table-cell>
          <table:table-cell office:value-type="float" office:value="6.829" calcext:value-type="float">
            <text:p>6,8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410876589" calcext:value-type="float">
            <text:p>-1410876589</text:p>
          </table:table-cell>
          <table:table-cell office:value-type="float" office:value="2660.6" calcext:value-type="float">
            <text:p>2660,6</text:p>
          </table:table-cell>
          <table:table-cell office:value-type="float" office:value="6.929" calcext:value-type="float">
            <text:p>6,9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265505086" calcext:value-type="float">
            <text:p>1265505086</text:p>
          </table:table-cell>
          <table:table-cell office:value-type="float" office:value="2745" calcext:value-type="float">
            <text:p>2745</text:p>
          </table:table-cell>
          <table:table-cell office:value-type="float" office:value="7.148" calcext:value-type="float">
            <text:p>7,14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265505086" calcext:value-type="float">
            <text:p>1265505086</text:p>
          </table:table-cell>
          <table:table-cell office:value-type="float" office:value="2679.6" calcext:value-type="float">
            <text:p>2679,6</text:p>
          </table:table-cell>
          <table:table-cell office:value-type="float" office:value="6.978" calcext:value-type="float">
            <text:p>6,9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356862868" calcext:value-type="float">
            <text:p>-356862868</text:p>
          </table:table-cell>
          <table:table-cell office:value-type="float" office:value="2682.2" calcext:value-type="float">
            <text:p>2682,2</text:p>
          </table:table-cell>
          <table:table-cell office:value-type="float" office:value="6.985" calcext:value-type="float">
            <text:p>6,98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268988447" calcext:value-type="float">
            <text:p>-268988447</text:p>
          </table:table-cell>
          <table:table-cell office:value-type="float" office:value="2613" calcext:value-type="float">
            <text:p>2613</text:p>
          </table:table-cell>
          <table:table-cell office:value-type="float" office:value="6.805" calcext:value-type="float">
            <text:p>6,8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755850562" calcext:value-type="float">
            <text:p>755850562</text:p>
          </table:table-cell>
          <table:table-cell office:value-type="float" office:value="2653.8" calcext:value-type="float">
            <text:p>2653,8</text:p>
          </table:table-cell>
          <table:table-cell office:value-type="float" office:value="6.911" calcext:value-type="float">
            <text:p>6,9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487073200" calcext:value-type="float">
            <text:p>1487073200</text:p>
          </table:table-cell>
          <table:table-cell office:value-type="float" office:value="10246.6" calcext:value-type="float">
            <text:p>10246,6</text:p>
          </table:table-cell>
          <table:table-cell office:value-type="float" office:value="8.895" calcext:value-type="float">
            <text:p>8,89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500919672" calcext:value-type="float">
            <text:p>-1500919672</text:p>
          </table:table-cell>
          <table:table-cell office:value-type="float" office:value="10135.8" calcext:value-type="float">
            <text:p>10135,8</text:p>
          </table:table-cell>
          <table:table-cell office:value-type="float" office:value="8.798" calcext:value-type="float">
            <text:p>8,79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500919672" calcext:value-type="float">
            <text:p>-1500919672</text:p>
          </table:table-cell>
          <table:table-cell office:value-type="float" office:value="10111.2" calcext:value-type="float">
            <text:p>10111,2</text:p>
          </table:table-cell>
          <table:table-cell office:value-type="float" office:value="8.777" calcext:value-type="float">
            <text:p>8,77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662985695" calcext:value-type="float">
            <text:p>-662985695</text:p>
          </table:table-cell>
          <table:table-cell office:value-type="float" office:value="15637.2" calcext:value-type="float">
            <text:p>15637,2</text:p>
          </table:table-cell>
          <table:table-cell office:value-type="float" office:value="13.574" calcext:value-type="float">
            <text:p>13,57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86965094" calcext:value-type="float">
            <text:p>-86965094</text:p>
          </table:table-cell>
          <table:table-cell office:value-type="float" office:value="9690.2" calcext:value-type="float">
            <text:p>9690,2</text:p>
          </table:table-cell>
          <table:table-cell office:value-type="float" office:value="8.412" calcext:value-type="float">
            <text:p>8,41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67169761" calcext:value-type="float">
            <text:p>-167169761</text:p>
          </table:table-cell>
          <table:table-cell office:value-type="float" office:value="10243" calcext:value-type="float">
            <text:p>10243</text:p>
          </table:table-cell>
          <table:table-cell office:value-type="float" office:value="8.891" calcext:value-type="float">
            <text:p>8,8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67169761" calcext:value-type="float">
            <text:p>-167169761</text:p>
          </table:table-cell>
          <table:table-cell office:value-type="float" office:value="10214.8" calcext:value-type="float">
            <text:p>10214,8</text:p>
          </table:table-cell>
          <table:table-cell office:value-type="float" office:value="8.867" calcext:value-type="float">
            <text:p>8,8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794679721" calcext:value-type="float">
            <text:p>-794679721</text:p>
          </table:table-cell>
          <table:table-cell office:value-type="float" office:value="9903.8" calcext:value-type="float">
            <text:p>9903,8</text:p>
          </table:table-cell>
          <table:table-cell office:value-type="float" office:value="8.597" calcext:value-type="float">
            <text:p>8,5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947209990" calcext:value-type="float">
            <text:p>1947209990</text:p>
          </table:table-cell>
          <table:table-cell office:value-type="float" office:value="9571.8" calcext:value-type="float">
            <text:p>9571,8</text:p>
          </table:table-cell>
          <table:table-cell office:value-type="float" office:value="8.309" calcext:value-type="float">
            <text:p>8,30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858671694" calcext:value-type="float">
            <text:p>858671694</text:p>
          </table:table-cell>
          <table:table-cell office:value-type="float" office:value="9682.8" calcext:value-type="float">
            <text:p>9682,8</text:p>
          </table:table-cell>
          <table:table-cell office:value-type="float" office:value="8.405" calcext:value-type="float">
            <text:p>8,4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584474496" calcext:value-type="float">
            <text:p>-1584474496</text:p>
          </table:table-cell>
          <table:table-cell office:value-type="float" office:value="91828.2" calcext:value-type="float">
            <text:p>91828,2</text:p>
          </table:table-cell>
          <table:table-cell office:value-type="float" office:value="8.968" calcext:value-type="float">
            <text:p>8,9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59380535" calcext:value-type="float">
            <text:p>59380535</text:p>
          </table:table-cell>
          <table:table-cell office:value-type="float" office:value="94377.8" calcext:value-type="float">
            <text:p>94377,8</text:p>
          </table:table-cell>
          <table:table-cell office:value-type="float" office:value="9.217" calcext:value-type="float">
            <text:p>9,21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59380535" calcext:value-type="float">
            <text:p>59380535</text:p>
          </table:table-cell>
          <table:table-cell office:value-type="float" office:value="94314.8" calcext:value-type="float">
            <text:p>94314,8</text:p>
          </table:table-cell>
          <table:table-cell office:value-type="float" office:value="9.21" calcext:value-type="float">
            <text:p>9,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2001474945" calcext:value-type="float">
            <text:p>2001474945</text:p>
          </table:table-cell>
          <table:table-cell office:value-type="float" office:value="91171" calcext:value-type="float">
            <text:p>91171</text:p>
          </table:table-cell>
          <table:table-cell office:value-type="float" office:value="8.903" calcext:value-type="float">
            <text:p>8,9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759463668" calcext:value-type="float">
            <text:p>-759463668</text:p>
          </table:table-cell>
          <table:table-cell office:value-type="float" office:value="93973.8" calcext:value-type="float">
            <text:p>93973,8</text:p>
          </table:table-cell>
          <table:table-cell office:value-type="float" office:value="9.177" calcext:value-type="float">
            <text:p>9,17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304025154" calcext:value-type="float">
            <text:p>304025154</text:p>
          </table:table-cell>
          <table:table-cell office:value-type="float" office:value="94007" calcext:value-type="float">
            <text:p>94007</text:p>
          </table:table-cell>
          <table:table-cell office:value-type="float" office:value="9.18" calcext:value-type="float">
            <text:p>9,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304025154" calcext:value-type="float">
            <text:p>304025154</text:p>
          </table:table-cell>
          <table:table-cell office:value-type="float" office:value="92458.2" calcext:value-type="float">
            <text:p>92458,2</text:p>
          </table:table-cell>
          <table:table-cell office:value-type="float" office:value="9.029" calcext:value-type="float">
            <text:p>9,0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267053337" calcext:value-type="float">
            <text:p>-1267053337</text:p>
          </table:table-cell>
          <table:table-cell office:value-type="float" office:value="90744.6" calcext:value-type="float">
            <text:p>90744,6</text:p>
          </table:table-cell>
          <table:table-cell office:value-type="float" office:value="8.862" calcext:value-type="float">
            <text:p>8,8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966099004" calcext:value-type="float">
            <text:p>1966099004</text:p>
          </table:table-cell>
          <table:table-cell office:value-type="float" office:value="91167.8" calcext:value-type="float">
            <text:p>91167,8</text:p>
          </table:table-cell>
          <table:table-cell office:value-type="float" office:value="8.903" calcext:value-type="float">
            <text:p>8,9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61884870" calcext:value-type="float">
            <text:p>161884870</text:p>
          </table:table-cell>
          <table:table-cell office:value-type="float" office:value="95358.8" calcext:value-type="float">
            <text:p>95358,8</text:p>
          </table:table-cell>
          <table:table-cell office:value-type="float" office:value="9.312" calcext:value-type="float">
            <text:p>9,31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2002618902" calcext:value-type="float">
            <text:p>-2002618902</text:p>
          </table:table-cell>
          <table:table-cell office:value-type="float" office:value="217194.8" calcext:value-type="float">
            <text:p>217194,8</text:p>
          </table:table-cell>
          <table:table-cell office:value-type="float" office:value="14.14" calcext:value-type="float">
            <text:p>14,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972757386" calcext:value-type="float">
            <text:p>-1972757386</text:p>
          </table:table-cell>
          <table:table-cell office:value-type="float" office:value="219635" calcext:value-type="float">
            <text:p>219635</text:p>
          </table:table-cell>
          <table:table-cell office:value-type="float" office:value="14.299" calcext:value-type="float">
            <text:p>14,2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972757386" calcext:value-type="float">
            <text:p>-1972757386</text:p>
          </table:table-cell>
          <table:table-cell office:value-type="float" office:value="217977.2" calcext:value-type="float">
            <text:p>217977,2</text:p>
          </table:table-cell>
          <table:table-cell office:value-type="float" office:value="14.191" calcext:value-type="float">
            <text:p>14,1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933692969" calcext:value-type="float">
            <text:p>1933692969</text:p>
          </table:table-cell>
          <table:table-cell office:value-type="float" office:value="220323.6" calcext:value-type="float">
            <text:p>220323,6</text:p>
          </table:table-cell>
          <table:table-cell office:value-type="float" office:value="14.344" calcext:value-type="float">
            <text:p>14,34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548269505" calcext:value-type="float">
            <text:p>-548269505</text:p>
          </table:table-cell>
          <table:table-cell office:value-type="float" office:value="217210.4" calcext:value-type="float">
            <text:p>217210,4</text:p>
          </table:table-cell>
          <table:table-cell office:value-type="float" office:value="14.141" calcext:value-type="float">
            <text:p>14,14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147111064" calcext:value-type="float">
            <text:p>1147111064</text:p>
          </table:table-cell>
          <table:table-cell office:value-type="float" office:value="217683.4" calcext:value-type="float">
            <text:p>217683,4</text:p>
          </table:table-cell>
          <table:table-cell office:value-type="float" office:value="14.172" calcext:value-type="float">
            <text:p>14,1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147111064" calcext:value-type="float">
            <text:p>1147111064</text:p>
          </table:table-cell>
          <table:table-cell office:value-type="float" office:value="222080" calcext:value-type="float">
            <text:p>222080</text:p>
          </table:table-cell>
          <table:table-cell office:value-type="float" office:value="14.458" calcext:value-type="float">
            <text:p>14,45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725976834" calcext:value-type="float">
            <text:p>-725976834</text:p>
          </table:table-cell>
          <table:table-cell office:value-type="float" office:value="216138.6" calcext:value-type="float">
            <text:p>216138,6</text:p>
          </table:table-cell>
          <table:table-cell office:value-type="float" office:value="14.072" calcext:value-type="float">
            <text:p>14,0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2079665882" calcext:value-type="float">
            <text:p>-2079665882</text:p>
          </table:table-cell>
          <table:table-cell office:value-type="float" office:value="217322.6" calcext:value-type="float">
            <text:p>217322,6</text:p>
          </table:table-cell>
          <table:table-cell office:value-type="float" office:value="14.149" calcext:value-type="float">
            <text:p>14,1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5706386" calcext:value-type="float">
            <text:p>-15706386</text:p>
          </table:table-cell>
          <table:table-cell office:value-type="float" office:value="215947.4" calcext:value-type="float">
            <text:p>215947,4</text:p>
          </table:table-cell>
          <table:table-cell office:value-type="float" office:value="14.059" calcext:value-type="float">
            <text:p>14,05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79536139" calcext:value-type="float">
            <text:p>179536139</text:p>
          </table:table-cell>
          <table:table-cell office:value-type="float" office:value="670166" calcext:value-type="float">
            <text:p>670166</text:p>
          </table:table-cell>
          <table:table-cell office:value-type="float" office:value="16.361" calcext:value-type="float">
            <text:p>16,36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943095014" calcext:value-type="float">
            <text:p>943095014</text:p>
          </table:table-cell>
          <table:table-cell office:value-type="float" office:value="696054.4" calcext:value-type="float">
            <text:p>696054,4</text:p>
          </table:table-cell>
          <table:table-cell office:value-type="float" office:value="16.994" calcext:value-type="float">
            <text:p>16,99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943095014" calcext:value-type="float">
            <text:p>943095014</text:p>
          </table:table-cell>
          <table:table-cell office:value-type="float" office:value="683188" calcext:value-type="float">
            <text:p>683188</text:p>
          </table:table-cell>
          <table:table-cell office:value-type="float" office:value="16.679" calcext:value-type="float">
            <text:p>16,6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2264627" calcext:value-type="float">
            <text:p>2264627</text:p>
          </table:table-cell>
          <table:table-cell office:value-type="float" office:value="662358.4" calcext:value-type="float">
            <text:p>662358,4</text:p>
          </table:table-cell>
          <table:table-cell office:value-type="float" office:value="16.171" calcext:value-type="float">
            <text:p>16,17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942910691" calcext:value-type="float">
            <text:p>942910691</text:p>
          </table:table-cell>
          <table:table-cell office:value-type="float" office:value="678770.8" calcext:value-type="float">
            <text:p>678770,8</text:p>
          </table:table-cell>
          <table:table-cell office:value-type="float" office:value="16.572" calcext:value-type="float">
            <text:p>16,5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427261104" calcext:value-type="float">
            <text:p>1427261104</text:p>
          </table:table-cell>
          <table:table-cell office:value-type="float" office:value="665998" calcext:value-type="float">
            <text:p>665998</text:p>
          </table:table-cell>
          <table:table-cell office:value-type="float" office:value="16.26" calcext:value-type="float">
            <text:p>16,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427261104" calcext:value-type="float">
            <text:p>1427261104</text:p>
          </table:table-cell>
          <table:table-cell office:value-type="float" office:value="662783.8" calcext:value-type="float">
            <text:p>662783,8</text:p>
          </table:table-cell>
          <table:table-cell office:value-type="float" office:value="16.181" calcext:value-type="float">
            <text:p>16,18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499565403" calcext:value-type="float">
            <text:p>-499565403</text:p>
          </table:table-cell>
          <table:table-cell office:value-type="float" office:value="686664.8" calcext:value-type="float">
            <text:p>686664,8</text:p>
          </table:table-cell>
          <table:table-cell office:value-type="float" office:value="16.764" calcext:value-type="float">
            <text:p>16,7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77738339" calcext:value-type="float">
            <text:p>-177738339</text:p>
          </table:table-cell>
          <table:table-cell office:value-type="float" office:value="685340.2" calcext:value-type="float">
            <text:p>685340,2</text:p>
          </table:table-cell>
          <table:table-cell office:value-type="float" office:value="16.732" calcext:value-type="float">
            <text:p>16,7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347450000" calcext:value-type="float">
            <text:p>-347450000</text:p>
          </table:table-cell>
          <table:table-cell office:value-type="float" office:value="692953.6" calcext:value-type="float">
            <text:p>692953,6</text:p>
          </table:table-cell>
          <table:table-cell office:value-type="float" office:value="16.918" calcext:value-type="float">
            <text:p>16,9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691430972" calcext:value-type="float">
            <text:p>691430972</text:p>
          </table:table-cell>
          <table:table-cell office:value-type="float" office:value="1364668" calcext:value-type="float">
            <text:p>1364668</text:p>
          </table:table-cell>
          <table:table-cell office:value-type="float" office:value="16.659" calcext:value-type="float">
            <text:p>16,65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2077298601" calcext:value-type="float">
            <text:p>2077298601</text:p>
          </table:table-cell>
          <table:table-cell office:value-type="float" office:value="1383427.6" calcext:value-type="float">
            <text:p>1383427,6</text:p>
          </table:table-cell>
          <table:table-cell office:value-type="float" office:value="16.888" calcext:value-type="float">
            <text:p>16,8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2077298601" calcext:value-type="float">
            <text:p>2077298601</text:p>
          </table:table-cell>
          <table:table-cell office:value-type="float" office:value="1377705" calcext:value-type="float">
            <text:p>1377705</text:p>
          </table:table-cell>
          <table:table-cell office:value-type="float" office:value="16.818" calcext:value-type="float">
            <text:p>16,8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2088259213" calcext:value-type="float">
            <text:p>2088259213</text:p>
          </table:table-cell>
          <table:table-cell office:value-type="float" office:value="1391842" calcext:value-type="float">
            <text:p>1391842</text:p>
          </table:table-cell>
          <table:table-cell office:value-type="float" office:value="16.99" calcext:value-type="float">
            <text:p>16,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726688796" calcext:value-type="float">
            <text:p>1726688796</text:p>
          </table:table-cell>
          <table:table-cell office:value-type="float" office:value="1382994.4" calcext:value-type="float">
            <text:p>1382994,4</text:p>
          </table:table-cell>
          <table:table-cell office:value-type="float" office:value="16.882" calcext:value-type="float">
            <text:p>16,88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83417940" calcext:value-type="float">
            <text:p>-283417940</text:p>
          </table:table-cell>
          <table:table-cell office:value-type="float" office:value="1363006" calcext:value-type="float">
            <text:p>1363006</text:p>
          </table:table-cell>
          <table:table-cell office:value-type="float" office:value="16.638" calcext:value-type="float">
            <text:p>16,6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83417940" calcext:value-type="float">
            <text:p>-283417940</text:p>
          </table:table-cell>
          <table:table-cell office:value-type="float" office:value="1389213.8" calcext:value-type="float">
            <text:p>1389213,8</text:p>
          </table:table-cell>
          <table:table-cell office:value-type="float" office:value="16.958" calcext:value-type="float">
            <text:p>16,95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151641774" calcext:value-type="float">
            <text:p>1151641774</text:p>
          </table:table-cell>
          <table:table-cell office:value-type="float" office:value="1367056" calcext:value-type="float">
            <text:p>1367056</text:p>
          </table:table-cell>
          <table:table-cell office:value-type="float" office:value="16.688" calcext:value-type="float">
            <text:p>16,6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563772506" calcext:value-type="float">
            <text:p>-1563772506</text:p>
          </table:table-cell>
          <table:table-cell office:value-type="float" office:value="1408596.8" calcext:value-type="float">
            <text:p>1408596,8</text:p>
          </table:table-cell>
          <table:table-cell office:value-type="float" office:value="17.195" calcext:value-type="float">
            <text:p>17,19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440494243" calcext:value-type="float">
            <text:p>1440494243</text:p>
          </table:table-cell>
          <table:table-cell office:value-type="float" office:value="1347479.2" calcext:value-type="float">
            <text:p>1347479,2</text:p>
          </table:table-cell>
          <table:table-cell office:value-type="float" office:value="16.449" calcext:value-type="float">
            <text:p>16,4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497909823" calcext:value-type="float">
            <text:p>-497909823</text:p>
          </table:table-cell>
          <table:table-cell office:value-type="float" office:value="2777393.2" calcext:value-type="float">
            <text:p>2777393,2</text:p>
          </table:table-cell>
          <table:table-cell office:value-type="float" office:value="16.952" calcext:value-type="float">
            <text:p>16,95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379389063" calcext:value-type="float">
            <text:p>1379389063</text:p>
          </table:table-cell>
          <table:table-cell office:value-type="float" office:value="2745394.6" calcext:value-type="float">
            <text:p>2745394,6</text:p>
          </table:table-cell>
          <table:table-cell office:value-type="float" office:value="16.757" calcext:value-type="float">
            <text:p>16,75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379389063" calcext:value-type="float">
            <text:p>1379389063</text:p>
          </table:table-cell>
          <table:table-cell office:value-type="float" office:value="2740909.6" calcext:value-type="float">
            <text:p>2740909,6</text:p>
          </table:table-cell>
          <table:table-cell office:value-type="float" office:value="16.729" calcext:value-type="float">
            <text:p>16,7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016350900" calcext:value-type="float">
            <text:p>1016350900</text:p>
          </table:table-cell>
          <table:table-cell office:value-type="float" office:value="2770751.8" calcext:value-type="float">
            <text:p>2770751,8</text:p>
          </table:table-cell>
          <table:table-cell office:value-type="float" office:value="16.911" calcext:value-type="float">
            <text:p>16,9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146038091" calcext:value-type="float">
            <text:p>1146038091</text:p>
          </table:table-cell>
          <table:table-cell office:value-type="float" office:value="2752123" calcext:value-type="float">
            <text:p>2752123</text:p>
          </table:table-cell>
          <table:table-cell office:value-type="float" office:value="16.798" calcext:value-type="float">
            <text:p>16,79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238648886" calcext:value-type="float">
            <text:p>1238648886</text:p>
          </table:table-cell>
          <table:table-cell office:value-type="float" office:value="2783525.6" calcext:value-type="float">
            <text:p>2783525,6</text:p>
          </table:table-cell>
          <table:table-cell office:value-type="float" office:value="16.989" calcext:value-type="float">
            <text:p>16,98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238648886" calcext:value-type="float">
            <text:p>1238648886</text:p>
          </table:table-cell>
          <table:table-cell office:value-type="float" office:value="2760908.2" calcext:value-type="float">
            <text:p>2760908,2</text:p>
          </table:table-cell>
          <table:table-cell office:value-type="float" office:value="16.851" calcext:value-type="float">
            <text:p>16,85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630953359" calcext:value-type="float">
            <text:p>-630953359</text:p>
          </table:table-cell>
          <table:table-cell office:value-type="float" office:value="2744432" calcext:value-type="float">
            <text:p>2744432</text:p>
          </table:table-cell>
          <table:table-cell office:value-type="float" office:value="16.751" calcext:value-type="float">
            <text:p>16,75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2043095215" calcext:value-type="float">
            <text:p>2043095215</text:p>
          </table:table-cell>
          <table:table-cell office:value-type="float" office:value="2741706" calcext:value-type="float">
            <text:p>2741706</text:p>
          </table:table-cell>
          <table:table-cell office:value-type="float" office:value="16.734" calcext:value-type="float">
            <text:p>16,73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349941193" calcext:value-type="float">
            <text:p>1349941193</text:p>
          </table:table-cell>
          <table:table-cell office:value-type="float" office:value="2753686.4" calcext:value-type="float">
            <text:p>2753686,4</text:p>
          </table:table-cell>
          <table:table-cell office:value-type="float" office:value="16.807" calcext:value-type="float">
            <text:p>16,8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829288450" calcext:value-type="float">
            <text:p>-1829288450</text:p>
          </table:table-cell>
          <table:table-cell office:value-type="float" office:value="3734.4" calcext:value-type="float">
            <text:p>3734,4</text:p>
          </table:table-cell>
          <table:table-cell office:value-type="float" office:value="9.725" calcext:value-type="float">
            <text:p>9,7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193929620" calcext:value-type="float">
            <text:p>1193929620</text:p>
          </table:table-cell>
          <table:table-cell office:value-type="float" office:value="3274" calcext:value-type="float">
            <text:p>3274</text:p>
          </table:table-cell>
          <table:table-cell office:value-type="float" office:value="8.526" calcext:value-type="float">
            <text:p>8,52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193929620" calcext:value-type="float">
            <text:p>1193929620</text:p>
          </table:table-cell>
          <table:table-cell office:value-type="float" office:value="3217.8" calcext:value-type="float">
            <text:p>3217,8</text:p>
          </table:table-cell>
          <table:table-cell office:value-type="float" office:value="8.38" calcext:value-type="float">
            <text:p>8,3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366372934" calcext:value-type="float">
            <text:p>-1366372934</text:p>
          </table:table-cell>
          <table:table-cell office:value-type="float" office:value="3634" calcext:value-type="float">
            <text:p>3634</text:p>
          </table:table-cell>
          <table:table-cell office:value-type="float" office:value="9.464" calcext:value-type="float">
            <text:p>9,46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410876589" calcext:value-type="float">
            <text:p>-1410876589</text:p>
          </table:table-cell>
          <table:table-cell office:value-type="float" office:value="3200.8" calcext:value-type="float">
            <text:p>3200,8</text:p>
          </table:table-cell>
          <table:table-cell office:value-type="float" office:value="8.335" calcext:value-type="float">
            <text:p>8,3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265505086" calcext:value-type="float">
            <text:p>1265505086</text:p>
          </table:table-cell>
          <table:table-cell office:value-type="float" office:value="3489.6" calcext:value-type="float">
            <text:p>3489,6</text:p>
          </table:table-cell>
          <table:table-cell office:value-type="float" office:value="9.088" calcext:value-type="float">
            <text:p>9,0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356862868" calcext:value-type="float">
            <text:p>-356862868</text:p>
          </table:table-cell>
          <table:table-cell office:value-type="float" office:value="3204" calcext:value-type="float">
            <text:p>3204</text:p>
          </table:table-cell>
          <table:table-cell office:value-type="float" office:value="8.344" calcext:value-type="float">
            <text:p>8,3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356862868" calcext:value-type="float">
            <text:p>-356862868</text:p>
          </table:table-cell>
          <table:table-cell office:value-type="float" office:value="3575.4" calcext:value-type="float">
            <text:p>3575,4</text:p>
          </table:table-cell>
          <table:table-cell office:value-type="float" office:value="9.311" calcext:value-type="float">
            <text:p>9,3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268988447" calcext:value-type="float">
            <text:p>-268988447</text:p>
          </table:table-cell>
          <table:table-cell office:value-type="float" office:value="3186.8" calcext:value-type="float">
            <text:p>3186,8</text:p>
          </table:table-cell>
          <table:table-cell office:value-type="float" office:value="8.299" calcext:value-type="float">
            <text:p>8,2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755850562" calcext:value-type="float">
            <text:p>755850562</text:p>
          </table:table-cell>
          <table:table-cell office:value-type="float" office:value="3212.8" calcext:value-type="float">
            <text:p>3212,8</text:p>
          </table:table-cell>
          <table:table-cell office:value-type="float" office:value="8.367" calcext:value-type="float">
            <text:p>8,3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487073200" calcext:value-type="float">
            <text:p>1487073200</text:p>
          </table:table-cell>
          <table:table-cell office:value-type="float" office:value="10967.4" calcext:value-type="float">
            <text:p>10967,4</text:p>
          </table:table-cell>
          <table:table-cell office:value-type="float" office:value="9.52" calcext:value-type="float">
            <text:p>9,5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500919672" calcext:value-type="float">
            <text:p>-1500919672</text:p>
          </table:table-cell>
          <table:table-cell office:value-type="float" office:value="9410" calcext:value-type="float">
            <text:p>9410</text:p>
          </table:table-cell>
          <table:table-cell office:value-type="float" office:value="8.168" calcext:value-type="float">
            <text:p>8,16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500919672" calcext:value-type="float">
            <text:p>-1500919672</text:p>
          </table:table-cell>
          <table:table-cell office:value-type="float" office:value="9832.6" calcext:value-type="float">
            <text:p>9832,6</text:p>
          </table:table-cell>
          <table:table-cell office:value-type="float" office:value="8.535" calcext:value-type="float">
            <text:p>8,5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662985695" calcext:value-type="float">
            <text:p>-662985695</text:p>
          </table:table-cell>
          <table:table-cell office:value-type="float" office:value="10390.6" calcext:value-type="float">
            <text:p>10390,6</text:p>
          </table:table-cell>
          <table:table-cell office:value-type="float" office:value="9.02" calcext:value-type="float">
            <text:p>9,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86965094" calcext:value-type="float">
            <text:p>-86965094</text:p>
          </table:table-cell>
          <table:table-cell office:value-type="float" office:value="9557.2" calcext:value-type="float">
            <text:p>9557,2</text:p>
          </table:table-cell>
          <table:table-cell office:value-type="float" office:value="8.296" calcext:value-type="float">
            <text:p>8,2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67169761" calcext:value-type="float">
            <text:p>-167169761</text:p>
          </table:table-cell>
          <table:table-cell office:value-type="float" office:value="9443.6" calcext:value-type="float">
            <text:p>9443,6</text:p>
          </table:table-cell>
          <table:table-cell office:value-type="float" office:value="8.198" calcext:value-type="float">
            <text:p>8,19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794679721" calcext:value-type="float">
            <text:p>-794679721</text:p>
          </table:table-cell>
          <table:table-cell office:value-type="float" office:value="9837.2" calcext:value-type="float">
            <text:p>9837,2</text:p>
          </table:table-cell>
          <table:table-cell office:value-type="float" office:value="8.539" calcext:value-type="float">
            <text:p>8,53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794679721" calcext:value-type="float">
            <text:p>-794679721</text:p>
          </table:table-cell>
          <table:table-cell office:value-type="float" office:value="9728" calcext:value-type="float">
            <text:p>9728</text:p>
          </table:table-cell>
          <table:table-cell office:value-type="float" office:value="8.444" calcext:value-type="float">
            <text:p>8,4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947209990" calcext:value-type="float">
            <text:p>1947209990</text:p>
          </table:table-cell>
          <table:table-cell office:value-type="float" office:value="9605.8" calcext:value-type="float">
            <text:p>9605,8</text:p>
          </table:table-cell>
          <table:table-cell office:value-type="float" office:value="8.338" calcext:value-type="float">
            <text:p>8,33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858671694" calcext:value-type="float">
            <text:p>858671694</text:p>
          </table:table-cell>
          <table:table-cell office:value-type="float" office:value="10108.4" calcext:value-type="float">
            <text:p>10108,4</text:p>
          </table:table-cell>
          <table:table-cell office:value-type="float" office:value="8.775" calcext:value-type="float">
            <text:p>8,7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584474496" calcext:value-type="float">
            <text:p>-1584474496</text:p>
          </table:table-cell>
          <table:table-cell office:value-type="float" office:value="169286.4" calcext:value-type="float">
            <text:p>169286,4</text:p>
          </table:table-cell>
          <table:table-cell office:value-type="float" office:value="16.532" calcext:value-type="float">
            <text:p>16,5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59380535" calcext:value-type="float">
            <text:p>59380535</text:p>
          </table:table-cell>
          <table:table-cell office:value-type="float" office:value="149534.4" calcext:value-type="float">
            <text:p>149534,4</text:p>
          </table:table-cell>
          <table:table-cell office:value-type="float" office:value="14.603" calcext:value-type="float">
            <text:p>14,60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59380535" calcext:value-type="float">
            <text:p>59380535</text:p>
          </table:table-cell>
          <table:table-cell office:value-type="float" office:value="152005.4" calcext:value-type="float">
            <text:p>152005,4</text:p>
          </table:table-cell>
          <table:table-cell office:value-type="float" office:value="14.844" calcext:value-type="float">
            <text:p>14,8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2001474945" calcext:value-type="float">
            <text:p>2001474945</text:p>
          </table:table-cell>
          <table:table-cell office:value-type="float" office:value="150648" calcext:value-type="float">
            <text:p>150648</text:p>
          </table:table-cell>
          <table:table-cell office:value-type="float" office:value="14.712" calcext:value-type="float">
            <text:p>14,7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759463668" calcext:value-type="float">
            <text:p>-759463668</text:p>
          </table:table-cell>
          <table:table-cell office:value-type="float" office:value="153186.6" calcext:value-type="float">
            <text:p>153186,6</text:p>
          </table:table-cell>
          <table:table-cell office:value-type="float" office:value="14.96" calcext:value-type="float">
            <text:p>14,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304025154" calcext:value-type="float">
            <text:p>304025154</text:p>
          </table:table-cell>
          <table:table-cell office:value-type="float" office:value="156502.2" calcext:value-type="float">
            <text:p>156502,2</text:p>
          </table:table-cell>
          <table:table-cell office:value-type="float" office:value="15.283" calcext:value-type="float">
            <text:p>15,28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267053337" calcext:value-type="float">
            <text:p>-1267053337</text:p>
          </table:table-cell>
          <table:table-cell office:value-type="float" office:value="153224" calcext:value-type="float">
            <text:p>153224</text:p>
          </table:table-cell>
          <table:table-cell office:value-type="float" office:value="14.963" calcext:value-type="float">
            <text:p>14,96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267053337" calcext:value-type="float">
            <text:p>-1267053337</text:p>
          </table:table-cell>
          <table:table-cell office:value-type="float" office:value="156709.4" calcext:value-type="float">
            <text:p>156709,4</text:p>
          </table:table-cell>
          <table:table-cell office:value-type="float" office:value="15.304" calcext:value-type="float">
            <text:p>15,3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966099004" calcext:value-type="float">
            <text:p>1966099004</text:p>
          </table:table-cell>
          <table:table-cell office:value-type="float" office:value="150057" calcext:value-type="float">
            <text:p>150057</text:p>
          </table:table-cell>
          <table:table-cell office:value-type="float" office:value="14.654" calcext:value-type="float">
            <text:p>14,65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61884870" calcext:value-type="float">
            <text:p>161884870</text:p>
          </table:table-cell>
          <table:table-cell office:value-type="float" office:value="147927" calcext:value-type="float">
            <text:p>147927</text:p>
          </table:table-cell>
          <table:table-cell office:value-type="float" office:value="14.446" calcext:value-type="float">
            <text:p>14,44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2002618902" calcext:value-type="float">
            <text:p>-2002618902</text:p>
          </table:table-cell>
          <table:table-cell office:value-type="float" office:value="250900.6" calcext:value-type="float">
            <text:p>250900,6</text:p>
          </table:table-cell>
          <table:table-cell office:value-type="float" office:value="16.335" calcext:value-type="float">
            <text:p>16,3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972757386" calcext:value-type="float">
            <text:p>-1972757386</text:p>
          </table:table-cell>
          <table:table-cell office:value-type="float" office:value="248979.6" calcext:value-type="float">
            <text:p>248979,6</text:p>
          </table:table-cell>
          <table:table-cell office:value-type="float" office:value="16.21" calcext:value-type="float">
            <text:p>16,2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972757386" calcext:value-type="float">
            <text:p>-1972757386</text:p>
          </table:table-cell>
          <table:table-cell office:value-type="float" office:value="256324.4" calcext:value-type="float">
            <text:p>256324,4</text:p>
          </table:table-cell>
          <table:table-cell office:value-type="float" office:value="16.688" calcext:value-type="float">
            <text:p>16,6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933692969" calcext:value-type="float">
            <text:p>1933692969</text:p>
          </table:table-cell>
          <table:table-cell office:value-type="float" office:value="261719.2" calcext:value-type="float">
            <text:p>261719,2</text:p>
          </table:table-cell>
          <table:table-cell office:value-type="float" office:value="17.039" calcext:value-type="float">
            <text:p>17,03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548269505" calcext:value-type="float">
            <text:p>-548269505</text:p>
          </table:table-cell>
          <table:table-cell office:value-type="float" office:value="258276" calcext:value-type="float">
            <text:p>258276</text:p>
          </table:table-cell>
          <table:table-cell office:value-type="float" office:value="16.815" calcext:value-type="float">
            <text:p>16,81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147111064" calcext:value-type="float">
            <text:p>1147111064</text:p>
          </table:table-cell>
          <table:table-cell office:value-type="float" office:value="246842.8" calcext:value-type="float">
            <text:p>246842,8</text:p>
          </table:table-cell>
          <table:table-cell office:value-type="float" office:value="16.07" calcext:value-type="float">
            <text:p>16,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725976834" calcext:value-type="float">
            <text:p>-725976834</text:p>
          </table:table-cell>
          <table:table-cell office:value-type="float" office:value="237576.4" calcext:value-type="float">
            <text:p>237576,4</text:p>
          </table:table-cell>
          <table:table-cell office:value-type="float" office:value="15.467" calcext:value-type="float">
            <text:p>15,4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725976834" calcext:value-type="float">
            <text:p>-725976834</text:p>
          </table:table-cell>
          <table:table-cell office:value-type="float" office:value="246736.8" calcext:value-type="float">
            <text:p>246736,8</text:p>
          </table:table-cell>
          <table:table-cell office:value-type="float" office:value="16.064" calcext:value-type="float">
            <text:p>16,06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2079665882" calcext:value-type="float">
            <text:p>-2079665882</text:p>
          </table:table-cell>
          <table:table-cell office:value-type="float" office:value="260935.4" calcext:value-type="float">
            <text:p>260935,4</text:p>
          </table:table-cell>
          <table:table-cell office:value-type="float" office:value="16.988" calcext:value-type="float">
            <text:p>16,9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5706386" calcext:value-type="float">
            <text:p>-15706386</text:p>
          </table:table-cell>
          <table:table-cell office:value-type="float" office:value="277607" calcext:value-type="float">
            <text:p>277607</text:p>
          </table:table-cell>
          <table:table-cell office:value-type="float" office:value="18.073" calcext:value-type="float">
            <text:p>18,0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79536139" calcext:value-type="float">
            <text:p>179536139</text:p>
          </table:table-cell>
          <table:table-cell office:value-type="float" office:value="703468.2" calcext:value-type="float">
            <text:p>703468,2</text:p>
          </table:table-cell>
          <table:table-cell office:value-type="float" office:value="17.175" calcext:value-type="float">
            <text:p>17,1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943095014" calcext:value-type="float">
            <text:p>943095014</text:p>
          </table:table-cell>
          <table:table-cell office:value-type="float" office:value="724855.2" calcext:value-type="float">
            <text:p>724855,2</text:p>
          </table:table-cell>
          <table:table-cell office:value-type="float" office:value="17.697" calcext:value-type="float">
            <text:p>17,69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943095014" calcext:value-type="float">
            <text:p>943095014</text:p>
          </table:table-cell>
          <table:table-cell office:value-type="float" office:value="673678.6" calcext:value-type="float">
            <text:p>673678,6</text:p>
          </table:table-cell>
          <table:table-cell office:value-type="float" office:value="16.447" calcext:value-type="float">
            <text:p>16,44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2264627" calcext:value-type="float">
            <text:p>2264627</text:p>
          </table:table-cell>
          <table:table-cell office:value-type="float" office:value="713526.2" calcext:value-type="float">
            <text:p>713526,2</text:p>
          </table:table-cell>
          <table:table-cell office:value-type="float" office:value="17.42" calcext:value-type="float">
            <text:p>17,4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942910691" calcext:value-type="float">
            <text:p>942910691</text:p>
          </table:table-cell>
          <table:table-cell office:value-type="float" office:value="704173.4" calcext:value-type="float">
            <text:p>704173,4</text:p>
          </table:table-cell>
          <table:table-cell office:value-type="float" office:value="17.192" calcext:value-type="float">
            <text:p>17,1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427261104" calcext:value-type="float">
            <text:p>1427261104</text:p>
          </table:table-cell>
          <table:table-cell office:value-type="float" office:value="729673.8" calcext:value-type="float">
            <text:p>729673,8</text:p>
          </table:table-cell>
          <table:table-cell office:value-type="float" office:value="17.814" calcext:value-type="float">
            <text:p>17,81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499565403" calcext:value-type="float">
            <text:p>-499565403</text:p>
          </table:table-cell>
          <table:table-cell office:value-type="float" office:value="722697.4" calcext:value-type="float">
            <text:p>722697,4</text:p>
          </table:table-cell>
          <table:table-cell office:value-type="float" office:value="17.644" calcext:value-type="float">
            <text:p>17,6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499565403" calcext:value-type="float">
            <text:p>-499565403</text:p>
          </table:table-cell>
          <table:table-cell office:value-type="float" office:value="767617.6" calcext:value-type="float">
            <text:p>767617,6</text:p>
          </table:table-cell>
          <table:table-cell office:value-type="float" office:value="18.741" calcext:value-type="float">
            <text:p>18,74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77738339" calcext:value-type="float">
            <text:p>-177738339</text:p>
          </table:table-cell>
          <table:table-cell office:value-type="float" office:value="689237.8" calcext:value-type="float">
            <text:p>689237,8</text:p>
          </table:table-cell>
          <table:table-cell office:value-type="float" office:value="16.827" calcext:value-type="float">
            <text:p>16,82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347450000" calcext:value-type="float">
            <text:p>-347450000</text:p>
          </table:table-cell>
          <table:table-cell office:value-type="float" office:value="735792" calcext:value-type="float">
            <text:p>735792</text:p>
          </table:table-cell>
          <table:table-cell office:value-type="float" office:value="17.964" calcext:value-type="float">
            <text:p>17,96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691430972" calcext:value-type="float">
            <text:p>691430972</text:p>
          </table:table-cell>
          <table:table-cell office:value-type="float" office:value="1408676" calcext:value-type="float">
            <text:p>1408676</text:p>
          </table:table-cell>
          <table:table-cell office:value-type="float" office:value="17.196" calcext:value-type="float">
            <text:p>17,1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2077298601" calcext:value-type="float">
            <text:p>2077298601</text:p>
          </table:table-cell>
          <table:table-cell office:value-type="float" office:value="1385023.8" calcext:value-type="float">
            <text:p>1385023,8</text:p>
          </table:table-cell>
          <table:table-cell office:value-type="float" office:value="16.907" calcext:value-type="float">
            <text:p>16,9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2077298601" calcext:value-type="float">
            <text:p>2077298601</text:p>
          </table:table-cell>
          <table:table-cell office:value-type="float" office:value="1417039" calcext:value-type="float">
            <text:p>1417039</text:p>
          </table:table-cell>
          <table:table-cell office:value-type="float" office:value="17.298" calcext:value-type="float">
            <text:p>17,29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2088259213" calcext:value-type="float">
            <text:p>2088259213</text:p>
          </table:table-cell>
          <table:table-cell office:value-type="float" office:value="1443380.2" calcext:value-type="float">
            <text:p>1443380,2</text:p>
          </table:table-cell>
          <table:table-cell office:value-type="float" office:value="17.619" calcext:value-type="float">
            <text:p>17,61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726688796" calcext:value-type="float">
            <text:p>1726688796</text:p>
          </table:table-cell>
          <table:table-cell office:value-type="float" office:value="1482392.4" calcext:value-type="float">
            <text:p>1482392,4</text:p>
          </table:table-cell>
          <table:table-cell office:value-type="float" office:value="18.096" calcext:value-type="float">
            <text:p>18,0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83417940" calcext:value-type="float">
            <text:p>-283417940</text:p>
          </table:table-cell>
          <table:table-cell office:value-type="float" office:value="1389410.4" calcext:value-type="float">
            <text:p>1389410,4</text:p>
          </table:table-cell>
          <table:table-cell office:value-type="float" office:value="16.961" calcext:value-type="float">
            <text:p>16,9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151641774" calcext:value-type="float">
            <text:p>1151641774</text:p>
          </table:table-cell>
          <table:table-cell office:value-type="float" office:value="1389354.6" calcext:value-type="float">
            <text:p>1389354,6</text:p>
          </table:table-cell>
          <table:table-cell office:value-type="float" office:value="16.96" calcext:value-type="float">
            <text:p>16,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151641774" calcext:value-type="float">
            <text:p>1151641774</text:p>
          </table:table-cell>
          <table:table-cell office:value-type="float" office:value="1408911.8" calcext:value-type="float">
            <text:p>1408911,8</text:p>
          </table:table-cell>
          <table:table-cell office:value-type="float" office:value="17.199" calcext:value-type="float">
            <text:p>17,1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563772506" calcext:value-type="float">
            <text:p>-1563772506</text:p>
          </table:table-cell>
          <table:table-cell office:value-type="float" office:value="1423558.2" calcext:value-type="float">
            <text:p>1423558,2</text:p>
          </table:table-cell>
          <table:table-cell office:value-type="float" office:value="17.377" calcext:value-type="float">
            <text:p>17,37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440494243" calcext:value-type="float">
            <text:p>1440494243</text:p>
          </table:table-cell>
          <table:table-cell office:value-type="float" office:value="1414653" calcext:value-type="float">
            <text:p>1414653</text:p>
          </table:table-cell>
          <table:table-cell office:value-type="float" office:value="17.269" calcext:value-type="float">
            <text:p>17,26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497909823" calcext:value-type="float">
            <text:p>-497909823</text:p>
          </table:table-cell>
          <table:table-cell office:value-type="float" office:value="2843561" calcext:value-type="float">
            <text:p>2843561</text:p>
          </table:table-cell>
          <table:table-cell office:value-type="float" office:value="17.356" calcext:value-type="float">
            <text:p>17,35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379389063" calcext:value-type="float">
            <text:p>1379389063</text:p>
          </table:table-cell>
          <table:table-cell office:value-type="float" office:value="2918015.8" calcext:value-type="float">
            <text:p>2918015,8</text:p>
          </table:table-cell>
          <table:table-cell office:value-type="float" office:value="17.81" calcext:value-type="float">
            <text:p>17,8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379389063" calcext:value-type="float">
            <text:p>1379389063</text:p>
          </table:table-cell>
          <table:table-cell office:value-type="float" office:value="2863000.2" calcext:value-type="float">
            <text:p>2863000,2</text:p>
          </table:table-cell>
          <table:table-cell office:value-type="float" office:value="17.474" calcext:value-type="float">
            <text:p>17,47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016350900" calcext:value-type="float">
            <text:p>1016350900</text:p>
          </table:table-cell>
          <table:table-cell office:value-type="float" office:value="2820482.4" calcext:value-type="float">
            <text:p>2820482,4</text:p>
          </table:table-cell>
          <table:table-cell office:value-type="float" office:value="17.215" calcext:value-type="float">
            <text:p>17,21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146038091" calcext:value-type="float">
            <text:p>1146038091</text:p>
          </table:table-cell>
          <table:table-cell office:value-type="float" office:value="2920500.4" calcext:value-type="float">
            <text:p>2920500,4</text:p>
          </table:table-cell>
          <table:table-cell office:value-type="float" office:value="17.825" calcext:value-type="float">
            <text:p>17,8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238648886" calcext:value-type="float">
            <text:p>1238648886</text:p>
          </table:table-cell>
          <table:table-cell office:value-type="float" office:value="2782599.6" calcext:value-type="float">
            <text:p>2782599,6</text:p>
          </table:table-cell>
          <table:table-cell office:value-type="float" office:value="16.984" calcext:value-type="float">
            <text:p>16,98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630953359" calcext:value-type="float">
            <text:p>-630953359</text:p>
          </table:table-cell>
          <table:table-cell office:value-type="float" office:value="2804974.4" calcext:value-type="float">
            <text:p>2804974,4</text:p>
          </table:table-cell>
          <table:table-cell office:value-type="float" office:value="17.12" calcext:value-type="float">
            <text:p>17,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630953359" calcext:value-type="float">
            <text:p>-630953359</text:p>
          </table:table-cell>
          <table:table-cell office:value-type="float" office:value="2855123" calcext:value-type="float">
            <text:p>2855123</text:p>
          </table:table-cell>
          <table:table-cell office:value-type="float" office:value="17.426" calcext:value-type="float">
            <text:p>17,42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2043095215" calcext:value-type="float">
            <text:p>2043095215</text:p>
          </table:table-cell>
          <table:table-cell office:value-type="float" office:value="2830293.6" calcext:value-type="float">
            <text:p>2830293,6</text:p>
          </table:table-cell>
          <table:table-cell office:value-type="float" office:value="17.275" calcext:value-type="float">
            <text:p>17,2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349941193" calcext:value-type="float">
            <text:p>1349941193</text:p>
          </table:table-cell>
          <table:table-cell office:value-type="float" office:value="2927807.4" calcext:value-type="float">
            <text:p>2927807,4</text:p>
          </table:table-cell>
          <table:table-cell office:value-type="float" office:value="17.87" calcext:value-type="float">
            <text:p>17,8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829288450" calcext:value-type="float">
            <text:p>-1829288450</text:p>
          </table:table-cell>
          <table:table-cell office:value-type="float" office:value="3673.4" calcext:value-type="float">
            <text:p>3673,4</text:p>
          </table:table-cell>
          <table:table-cell office:value-type="float" office:value="9.566" calcext:value-type="float">
            <text:p>9,56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193929620" calcext:value-type="float">
            <text:p>1193929620</text:p>
          </table:table-cell>
          <table:table-cell office:value-type="float" office:value="4253.2" calcext:value-type="float">
            <text:p>4253,2</text:p>
          </table:table-cell>
          <table:table-cell office:value-type="float" office:value="11.076" calcext:value-type="float">
            <text:p>11,07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366372934" calcext:value-type="float">
            <text:p>-1366372934</text:p>
          </table:table-cell>
          <table:table-cell office:value-type="float" office:value="3156.6" calcext:value-type="float">
            <text:p>3156,6</text:p>
          </table:table-cell>
          <table:table-cell office:value-type="float" office:value="8.22" calcext:value-type="float">
            <text:p>8,2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366372934" calcext:value-type="float">
            <text:p>-1366372934</text:p>
          </table:table-cell>
          <table:table-cell office:value-type="float" office:value="3474.2" calcext:value-type="float">
            <text:p>3474,2</text:p>
          </table:table-cell>
          <table:table-cell office:value-type="float" office:value="9.047" calcext:value-type="float">
            <text:p>9,04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410876589" calcext:value-type="float">
            <text:p>-1410876589</text:p>
          </table:table-cell>
          <table:table-cell office:value-type="float" office:value="3113.4" calcext:value-type="float">
            <text:p>3113,4</text:p>
          </table:table-cell>
          <table:table-cell office:value-type="float" office:value="8.108" calcext:value-type="float">
            <text:p>8,10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265505086" calcext:value-type="float">
            <text:p>1265505086</text:p>
          </table:table-cell>
          <table:table-cell office:value-type="float" office:value="3176.4" calcext:value-type="float">
            <text:p>3176,4</text:p>
          </table:table-cell>
          <table:table-cell office:value-type="float" office:value="8.272" calcext:value-type="float">
            <text:p>8,27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356862868" calcext:value-type="float">
            <text:p>-356862868</text:p>
          </table:table-cell>
          <table:table-cell office:value-type="float" office:value="3491.8" calcext:value-type="float">
            <text:p>3491,8</text:p>
          </table:table-cell>
          <table:table-cell office:value-type="float" office:value="9.093" calcext:value-type="float">
            <text:p>9,09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268988447" calcext:value-type="float">
            <text:p>-268988447</text:p>
          </table:table-cell>
          <table:table-cell office:value-type="float" office:value="3050.4" calcext:value-type="float">
            <text:p>3050,4</text:p>
          </table:table-cell>
          <table:table-cell office:value-type="float" office:value="7.944" calcext:value-type="float">
            <text:p>7,94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268988447" calcext:value-type="float">
            <text:p>-268988447</text:p>
          </table:table-cell>
          <table:table-cell office:value-type="float" office:value="3344.6" calcext:value-type="float">
            <text:p>3344,6</text:p>
          </table:table-cell>
          <table:table-cell office:value-type="float" office:value="8.71" calcext:value-type="float">
            <text:p>8,7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755850562" calcext:value-type="float">
            <text:p>755850562</text:p>
          </table:table-cell>
          <table:table-cell office:value-type="float" office:value="3399.2" calcext:value-type="float">
            <text:p>3399,2</text:p>
          </table:table-cell>
          <table:table-cell office:value-type="float" office:value="8.852" calcext:value-type="float">
            <text:p>8,85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487073200" calcext:value-type="float">
            <text:p>1487073200</text:p>
          </table:table-cell>
          <table:table-cell office:value-type="float" office:value="10689.2" calcext:value-type="float">
            <text:p>10689,2</text:p>
          </table:table-cell>
          <table:table-cell office:value-type="float" office:value="9.279" calcext:value-type="float">
            <text:p>9,27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500919672" calcext:value-type="float">
            <text:p>-1500919672</text:p>
          </table:table-cell>
          <table:table-cell office:value-type="float" office:value="9081.4" calcext:value-type="float">
            <text:p>9081,4</text:p>
          </table:table-cell>
          <table:table-cell office:value-type="float" office:value="7.883" calcext:value-type="float">
            <text:p>7,88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662985695" calcext:value-type="float">
            <text:p>-662985695</text:p>
          </table:table-cell>
          <table:table-cell office:value-type="float" office:value="9153.8" calcext:value-type="float">
            <text:p>9153,8</text:p>
          </table:table-cell>
          <table:table-cell office:value-type="float" office:value="7.946" calcext:value-type="float">
            <text:p>7,94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662985695" calcext:value-type="float">
            <text:p>-662985695</text:p>
          </table:table-cell>
          <table:table-cell office:value-type="float" office:value="9401.8" calcext:value-type="float">
            <text:p>9401,8</text:p>
          </table:table-cell>
          <table:table-cell office:value-type="float" office:value="8.161" calcext:value-type="float">
            <text:p>8,16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86965094" calcext:value-type="float">
            <text:p>-86965094</text:p>
          </table:table-cell>
          <table:table-cell office:value-type="float" office:value="9001.8" calcext:value-type="float">
            <text:p>9001,8</text:p>
          </table:table-cell>
          <table:table-cell office:value-type="float" office:value="7.814" calcext:value-type="float">
            <text:p>7,81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67169761" calcext:value-type="float">
            <text:p>-167169761</text:p>
          </table:table-cell>
          <table:table-cell office:value-type="float" office:value="15917.2" calcext:value-type="float">
            <text:p>15917,2</text:p>
          </table:table-cell>
          <table:table-cell office:value-type="float" office:value="13.817" calcext:value-type="float">
            <text:p>13,81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794679721" calcext:value-type="float">
            <text:p>-794679721</text:p>
          </table:table-cell>
          <table:table-cell office:value-type="float" office:value="9111.8" calcext:value-type="float">
            <text:p>9111,8</text:p>
          </table:table-cell>
          <table:table-cell office:value-type="float" office:value="7.91" calcext:value-type="float">
            <text:p>7,9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947209990" calcext:value-type="float">
            <text:p>1947209990</text:p>
          </table:table-cell>
          <table:table-cell office:value-type="float" office:value="8974.4" calcext:value-type="float">
            <text:p>8974,4</text:p>
          </table:table-cell>
          <table:table-cell office:value-type="float" office:value="7.79" calcext:value-type="float">
            <text:p>7,7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947209990" calcext:value-type="float">
            <text:p>1947209990</text:p>
          </table:table-cell>
          <table:table-cell office:value-type="float" office:value="9547.6" calcext:value-type="float">
            <text:p>9547,6</text:p>
          </table:table-cell>
          <table:table-cell office:value-type="float" office:value="8.288" calcext:value-type="float">
            <text:p>8,28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858671694" calcext:value-type="float">
            <text:p>858671694</text:p>
          </table:table-cell>
          <table:table-cell office:value-type="float" office:value="9348.2" calcext:value-type="float">
            <text:p>9348,2</text:p>
          </table:table-cell>
          <table:table-cell office:value-type="float" office:value="8.115" calcext:value-type="float">
            <text:p>8,11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584474496" calcext:value-type="float">
            <text:p>-1584474496</text:p>
          </table:table-cell>
          <table:table-cell office:value-type="float" office:value="174314.6" calcext:value-type="float">
            <text:p>174314,6</text:p>
          </table:table-cell>
          <table:table-cell office:value-type="float" office:value="17.023" calcext:value-type="float">
            <text:p>17,02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59380535" calcext:value-type="float">
            <text:p>59380535</text:p>
          </table:table-cell>
          <table:table-cell office:value-type="float" office:value="175962" calcext:value-type="float">
            <text:p>175962</text:p>
          </table:table-cell>
          <table:table-cell office:value-type="float" office:value="17.184" calcext:value-type="float">
            <text:p>17,18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2001474945" calcext:value-type="float">
            <text:p>2001474945</text:p>
          </table:table-cell>
          <table:table-cell office:value-type="float" office:value="180189" calcext:value-type="float">
            <text:p>180189</text:p>
          </table:table-cell>
          <table:table-cell office:value-type="float" office:value="17.597" calcext:value-type="float">
            <text:p>17,59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2001474945" calcext:value-type="float">
            <text:p>2001474945</text:p>
          </table:table-cell>
          <table:table-cell office:value-type="float" office:value="186956" calcext:value-type="float">
            <text:p>186956</text:p>
          </table:table-cell>
          <table:table-cell office:value-type="float" office:value="18.257" calcext:value-type="float">
            <text:p>18,25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759463668" calcext:value-type="float">
            <text:p>-759463668</text:p>
          </table:table-cell>
          <table:table-cell office:value-type="float" office:value="175199.4" calcext:value-type="float">
            <text:p>175199,4</text:p>
          </table:table-cell>
          <table:table-cell office:value-type="float" office:value="17.109" calcext:value-type="float">
            <text:p>17,10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304025154" calcext:value-type="float">
            <text:p>304025154</text:p>
          </table:table-cell>
          <table:table-cell office:value-type="float" office:value="172577.4" calcext:value-type="float">
            <text:p>172577,4</text:p>
          </table:table-cell>
          <table:table-cell office:value-type="float" office:value="16.853" calcext:value-type="float">
            <text:p>16,85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267053337" calcext:value-type="float">
            <text:p>-1267053337</text:p>
          </table:table-cell>
          <table:table-cell office:value-type="float" office:value="175587.2" calcext:value-type="float">
            <text:p>175587,2</text:p>
          </table:table-cell>
          <table:table-cell office:value-type="float" office:value="17.147" calcext:value-type="float">
            <text:p>17,14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966099004" calcext:value-type="float">
            <text:p>1966099004</text:p>
          </table:table-cell>
          <table:table-cell office:value-type="float" office:value="173341.6" calcext:value-type="float">
            <text:p>173341,6</text:p>
          </table:table-cell>
          <table:table-cell office:value-type="float" office:value="16.928" calcext:value-type="float">
            <text:p>16,92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966099004" calcext:value-type="float">
            <text:p>1966099004</text:p>
          </table:table-cell>
          <table:table-cell office:value-type="float" office:value="171840.2" calcext:value-type="float">
            <text:p>171840,2</text:p>
          </table:table-cell>
          <table:table-cell office:value-type="float" office:value="16.781" calcext:value-type="float">
            <text:p>16,78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61884870" calcext:value-type="float">
            <text:p>161884870</text:p>
          </table:table-cell>
          <table:table-cell office:value-type="float" office:value="182857.2" calcext:value-type="float">
            <text:p>182857,2</text:p>
          </table:table-cell>
          <table:table-cell office:value-type="float" office:value="17.857" calcext:value-type="float">
            <text:p>17,85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2002618902" calcext:value-type="float">
            <text:p>-2002618902</text:p>
          </table:table-cell>
          <table:table-cell office:value-type="float" office:value="274878.8" calcext:value-type="float">
            <text:p>274878,8</text:p>
          </table:table-cell>
          <table:table-cell office:value-type="float" office:value="17.896" calcext:value-type="float">
            <text:p>17,89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972757386" calcext:value-type="float">
            <text:p>-1972757386</text:p>
          </table:table-cell>
          <table:table-cell office:value-type="float" office:value="271135.6" calcext:value-type="float">
            <text:p>271135,6</text:p>
          </table:table-cell>
          <table:table-cell office:value-type="float" office:value="17.652" calcext:value-type="float">
            <text:p>17,65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933692969" calcext:value-type="float">
            <text:p>1933692969</text:p>
          </table:table-cell>
          <table:table-cell office:value-type="float" office:value="269209" calcext:value-type="float">
            <text:p>269209</text:p>
          </table:table-cell>
          <table:table-cell office:value-type="float" office:value="17.527" calcext:value-type="float">
            <text:p>17,52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933692969" calcext:value-type="float">
            <text:p>1933692969</text:p>
          </table:table-cell>
          <table:table-cell office:value-type="float" office:value="283159.6" calcext:value-type="float">
            <text:p>283159,6</text:p>
          </table:table-cell>
          <table:table-cell office:value-type="float" office:value="18.435" calcext:value-type="float">
            <text:p>18,43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548269505" calcext:value-type="float">
            <text:p>-548269505</text:p>
          </table:table-cell>
          <table:table-cell office:value-type="float" office:value="273856.8" calcext:value-type="float">
            <text:p>273856,8</text:p>
          </table:table-cell>
          <table:table-cell office:value-type="float" office:value="17.829" calcext:value-type="float">
            <text:p>17,82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147111064" calcext:value-type="float">
            <text:p>1147111064</text:p>
          </table:table-cell>
          <table:table-cell office:value-type="float" office:value="282085" calcext:value-type="float">
            <text:p>282085</text:p>
          </table:table-cell>
          <table:table-cell office:value-type="float" office:value="18.365" calcext:value-type="float">
            <text:p>18,36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725976834" calcext:value-type="float">
            <text:p>-725976834</text:p>
          </table:table-cell>
          <table:table-cell office:value-type="float" office:value="280664.4" calcext:value-type="float">
            <text:p>280664,4</text:p>
          </table:table-cell>
          <table:table-cell office:value-type="float" office:value="18.272" calcext:value-type="float">
            <text:p>18,27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2079665882" calcext:value-type="float">
            <text:p>-2079665882</text:p>
          </table:table-cell>
          <table:table-cell office:value-type="float" office:value="271944.6" calcext:value-type="float">
            <text:p>271944,6</text:p>
          </table:table-cell>
          <table:table-cell office:value-type="float" office:value="17.705" calcext:value-type="float">
            <text:p>17,70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2079665882" calcext:value-type="float">
            <text:p>-2079665882</text:p>
          </table:table-cell>
          <table:table-cell office:value-type="float" office:value="267188.2" calcext:value-type="float">
            <text:p>267188,2</text:p>
          </table:table-cell>
          <table:table-cell office:value-type="float" office:value="17.395" calcext:value-type="float">
            <text:p>17,39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5706386" calcext:value-type="float">
            <text:p>-15706386</text:p>
          </table:table-cell>
          <table:table-cell office:value-type="float" office:value="266804" calcext:value-type="float">
            <text:p>266804</text:p>
          </table:table-cell>
          <table:table-cell office:value-type="float" office:value="17.37" calcext:value-type="float">
            <text:p>17,3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79536139" calcext:value-type="float">
            <text:p>179536139</text:p>
          </table:table-cell>
          <table:table-cell office:value-type="float" office:value="747503.2" calcext:value-type="float">
            <text:p>747503,2</text:p>
          </table:table-cell>
          <table:table-cell office:value-type="float" office:value="18.25" calcext:value-type="float">
            <text:p>18,2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943095014" calcext:value-type="float">
            <text:p>943095014</text:p>
          </table:table-cell>
          <table:table-cell office:value-type="float" office:value="740499.4" calcext:value-type="float">
            <text:p>740499,4</text:p>
          </table:table-cell>
          <table:table-cell office:value-type="float" office:value="18.079" calcext:value-type="float">
            <text:p>18,07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2264627" calcext:value-type="float">
            <text:p>2264627</text:p>
          </table:table-cell>
          <table:table-cell office:value-type="float" office:value="751108.6" calcext:value-type="float">
            <text:p>751108,6</text:p>
          </table:table-cell>
          <table:table-cell office:value-type="float" office:value="18.338" calcext:value-type="float">
            <text:p>18,33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2264627" calcext:value-type="float">
            <text:p>2264627</text:p>
          </table:table-cell>
          <table:table-cell office:value-type="float" office:value="733360" calcext:value-type="float">
            <text:p>733360</text:p>
          </table:table-cell>
          <table:table-cell office:value-type="float" office:value="17.904" calcext:value-type="float">
            <text:p>17,90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942910691" calcext:value-type="float">
            <text:p>942910691</text:p>
          </table:table-cell>
          <table:table-cell office:value-type="float" office:value="740893" calcext:value-type="float">
            <text:p>740893</text:p>
          </table:table-cell>
          <table:table-cell office:value-type="float" office:value="18.088" calcext:value-type="float">
            <text:p>18,08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427261104" calcext:value-type="float">
            <text:p>1427261104</text:p>
          </table:table-cell>
          <table:table-cell office:value-type="float" office:value="738652.6" calcext:value-type="float">
            <text:p>738652,6</text:p>
          </table:table-cell>
          <table:table-cell office:value-type="float" office:value="18.034" calcext:value-type="float">
            <text:p>18,03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499565403" calcext:value-type="float">
            <text:p>-499565403</text:p>
          </table:table-cell>
          <table:table-cell office:value-type="float" office:value="734161.8" calcext:value-type="float">
            <text:p>734161,8</text:p>
          </table:table-cell>
          <table:table-cell office:value-type="float" office:value="17.924" calcext:value-type="float">
            <text:p>17,92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77738339" calcext:value-type="float">
            <text:p>-177738339</text:p>
          </table:table-cell>
          <table:table-cell office:value-type="float" office:value="742626" calcext:value-type="float">
            <text:p>742626</text:p>
          </table:table-cell>
          <table:table-cell office:value-type="float" office:value="18.131" calcext:value-type="float">
            <text:p>18,13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77738339" calcext:value-type="float">
            <text:p>-177738339</text:p>
          </table:table-cell>
          <table:table-cell office:value-type="float" office:value="745814" calcext:value-type="float">
            <text:p>745814</text:p>
          </table:table-cell>
          <table:table-cell office:value-type="float" office:value="18.208" calcext:value-type="float">
            <text:p>18,20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347450000" calcext:value-type="float">
            <text:p>-347450000</text:p>
          </table:table-cell>
          <table:table-cell office:value-type="float" office:value="742291.8" calcext:value-type="float">
            <text:p>742291,8</text:p>
          </table:table-cell>
          <table:table-cell office:value-type="float" office:value="18.122" calcext:value-type="float">
            <text:p>18,12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691430972" calcext:value-type="float">
            <text:p>691430972</text:p>
          </table:table-cell>
          <table:table-cell office:value-type="float" office:value="1494780.2" calcext:value-type="float">
            <text:p>1494780,2</text:p>
          </table:table-cell>
          <table:table-cell office:value-type="float" office:value="18.247" calcext:value-type="float">
            <text:p>18,24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2077298601" calcext:value-type="float">
            <text:p>2077298601</text:p>
          </table:table-cell>
          <table:table-cell office:value-type="float" office:value="1479173.8" calcext:value-type="float">
            <text:p>1479173,8</text:p>
          </table:table-cell>
          <table:table-cell office:value-type="float" office:value="18.056" calcext:value-type="float">
            <text:p>18,05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2088259213" calcext:value-type="float">
            <text:p>2088259213</text:p>
          </table:table-cell>
          <table:table-cell office:value-type="float" office:value="1503209.6" calcext:value-type="float">
            <text:p>1503209,6</text:p>
          </table:table-cell>
          <table:table-cell office:value-type="float" office:value="18.35" calcext:value-type="float">
            <text:p>18,3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2088259213" calcext:value-type="float">
            <text:p>2088259213</text:p>
          </table:table-cell>
          <table:table-cell office:value-type="float" office:value="1503883.4" calcext:value-type="float">
            <text:p>1503883,4</text:p>
          </table:table-cell>
          <table:table-cell office:value-type="float" office:value="18.358" calcext:value-type="float">
            <text:p>18,35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726688796" calcext:value-type="float">
            <text:p>1726688796</text:p>
          </table:table-cell>
          <table:table-cell office:value-type="float" office:value="1501579" calcext:value-type="float">
            <text:p>1501579</text:p>
          </table:table-cell>
          <table:table-cell office:value-type="float" office:value="18.33" calcext:value-type="float">
            <text:p>18,3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83417940" calcext:value-type="float">
            <text:p>-283417940</text:p>
          </table:table-cell>
          <table:table-cell office:value-type="float" office:value="1481304.4" calcext:value-type="float">
            <text:p>1481304,4</text:p>
          </table:table-cell>
          <table:table-cell office:value-type="float" office:value="18.082" calcext:value-type="float">
            <text:p>18,08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151641774" calcext:value-type="float">
            <text:p>1151641774</text:p>
          </table:table-cell>
          <table:table-cell office:value-type="float" office:value="1500432.8" calcext:value-type="float">
            <text:p>1500432,8</text:p>
          </table:table-cell>
          <table:table-cell office:value-type="float" office:value="18.316" calcext:value-type="float">
            <text:p>18,31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563772506" calcext:value-type="float">
            <text:p>-1563772506</text:p>
          </table:table-cell>
          <table:table-cell office:value-type="float" office:value="1473226.8" calcext:value-type="float">
            <text:p>1473226,8</text:p>
          </table:table-cell>
          <table:table-cell office:value-type="float" office:value="17.984" calcext:value-type="float">
            <text:p>17,98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563772506" calcext:value-type="float">
            <text:p>-1563772506</text:p>
          </table:table-cell>
          <table:table-cell office:value-type="float" office:value="1498942" calcext:value-type="float">
            <text:p>1498942</text:p>
          </table:table-cell>
          <table:table-cell office:value-type="float" office:value="18.298" calcext:value-type="float">
            <text:p>18,29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440494243" calcext:value-type="float">
            <text:p>1440494243</text:p>
          </table:table-cell>
          <table:table-cell office:value-type="float" office:value="1490513.6" calcext:value-type="float">
            <text:p>1490513,6</text:p>
          </table:table-cell>
          <table:table-cell office:value-type="float" office:value="18.195" calcext:value-type="float">
            <text:p>18,19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497909823" calcext:value-type="float">
            <text:p>-497909823</text:p>
          </table:table-cell>
          <table:table-cell office:value-type="float" office:value="2971130" calcext:value-type="float">
            <text:p>2971130</text:p>
          </table:table-cell>
          <table:table-cell office:value-type="float" office:value="18.134" calcext:value-type="float">
            <text:p>18,13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379389063" calcext:value-type="float">
            <text:p>1379389063</text:p>
          </table:table-cell>
          <table:table-cell office:value-type="float" office:value="2976543.6" calcext:value-type="float">
            <text:p>2976543,6</text:p>
          </table:table-cell>
          <table:table-cell office:value-type="float" office:value="18.167" calcext:value-type="float">
            <text:p>18,16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016350900" calcext:value-type="float">
            <text:p>1016350900</text:p>
          </table:table-cell>
          <table:table-cell office:value-type="float" office:value="2988025.2" calcext:value-type="float">
            <text:p>2988025,2</text:p>
          </table:table-cell>
          <table:table-cell office:value-type="float" office:value="18.237" calcext:value-type="float">
            <text:p>18,23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146038091" calcext:value-type="float">
            <text:p>1146038091</text:p>
          </table:table-cell>
          <table:table-cell office:value-type="float" office:value="2952162.8" calcext:value-type="float">
            <text:p>2952162,8</text:p>
          </table:table-cell>
          <table:table-cell office:value-type="float" office:value="18.019" calcext:value-type="float">
            <text:p>18,01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146038091" calcext:value-type="float">
            <text:p>1146038091</text:p>
          </table:table-cell>
          <table:table-cell office:value-type="float" office:value="2959304.4" calcext:value-type="float">
            <text:p>2959304,4</text:p>
          </table:table-cell>
          <table:table-cell office:value-type="float" office:value="18.062" calcext:value-type="float">
            <text:p>18,06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238648886" calcext:value-type="float">
            <text:p>1238648886</text:p>
          </table:table-cell>
          <table:table-cell office:value-type="float" office:value="3007175" calcext:value-type="float">
            <text:p>3007175</text:p>
          </table:table-cell>
          <table:table-cell office:value-type="float" office:value="18.354" calcext:value-type="float">
            <text:p>18,35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630953359" calcext:value-type="float">
            <text:p>-630953359</text:p>
          </table:table-cell>
          <table:table-cell office:value-type="float" office:value="2975214" calcext:value-type="float">
            <text:p>2975214</text:p>
          </table:table-cell>
          <table:table-cell office:value-type="float" office:value="18.159" calcext:value-type="float">
            <text:p>18,15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2043095215" calcext:value-type="float">
            <text:p>2043095215</text:p>
          </table:table-cell>
          <table:table-cell office:value-type="float" office:value="2981380" calcext:value-type="float">
            <text:p>2981380</text:p>
          </table:table-cell>
          <table:table-cell office:value-type="float" office:value="18.197" calcext:value-type="float">
            <text:p>18,19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349941193" calcext:value-type="float">
            <text:p>1349941193</text:p>
          </table:table-cell>
          <table:table-cell office:value-type="float" office:value="2996029.8" calcext:value-type="float">
            <text:p>2996029,8</text:p>
          </table:table-cell>
          <table:table-cell office:value-type="float" office:value="18.286" calcext:value-type="float">
            <text:p>18,28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349941193" calcext:value-type="float">
            <text:p>1349941193</text:p>
          </table:table-cell>
          <table:table-cell office:value-type="float" office:value="3018690.4" calcext:value-type="float">
            <text:p>3018690,4</text:p>
          </table:table-cell>
          <table:table-cell office:value-type="float" office:value="18.425" calcext:value-type="float">
            <text:p>18,425</text:p>
          </table:table-cell>
        </table:table-row>
      </table:table>
      <table:table table:name="Táboa dinámica_salida2_1" table:style-name="ta1">
        <table:shapes>
          <draw:frame draw:z-index="0" draw:style-name="gr1" draw:text-style-name="P1" svg:width="15.999cm" svg:height="8.999cm" svg:x="22.816cm" svg:y="5.545cm">
            <draw:object draw:notify-on-update-of-ranges="'Táboa dinámica_salida2_1'.B15:'Táboa dinámica_salida2_1'.H15 'Táboa dinámica_salida2_1'.B16:'Táboa dinámica_salida2_1'.H16 'Táboa dinámica_salida2_1'.B15:'Táboa dinámica_salida2_1'.H15 'Táboa dinámica_salida2_1'.B17:'Táboa dinámica_salida2_1'.H17 'Táboa dinámica_salida2_1'.B15:'Táboa dinámica_salida2_1'.H15 'Táboa dinámica_salida2_1'.B18:'Táboa dinámica_salida2_1'.H18 'Táboa dinámica_salida2_1'.B15:'Táboa dinámica_salida2_1'.H15 'Táboa dinámica_salida2_1'.B19:'Táboa dinámica_salida2_1'.H19 'Táboa dinámica_salida2_1'.B15:'Táboa dinámica_salida2_1'.H15 'Táboa dinámica_salida2_1'.B20:'Táboa dinámica_salida2_1'.H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9" table:default-cell-style-name="Default"/>
        <table:table-row table:style-name="ro1">
          <table:table-cell table:style-name="ce1" office:value-type="string" calcext:value-type="string">
            <text:p>Suma - CA</text:p>
          </table:table-cell>
          <table:table-cell table:style-name="ce6" office:value-type="string" calcext:value-type="string">
            <text:p>L</text:p>
          </table:table-cell>
          <table:table-cell table:style-name="ce12" table:number-columns-repeated="6"/>
          <table:table-cell table:style-name="ce21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7" office:value-type="float" office:value="384" calcext:value-type="float">
            <text:p>384</text:p>
          </table:table-cell>
          <table:table-cell table:style-name="ce13" office:value-type="float" office:value="1152" calcext:value-type="float">
            <text:p>1152</text:p>
          </table:table-cell>
          <table:table-cell table:style-name="ce13" office:value-type="float" office:value="10240" calcext:value-type="float">
            <text:p>10240</text:p>
          </table:table-cell>
          <table:table-cell table:style-name="ce13" office:value-type="float" office:value="15360" calcext:value-type="float">
            <text:p>15360</text:p>
          </table:table-cell>
          <table:table-cell table:style-name="ce13" office:value-type="float" office:value="40960" calcext:value-type="float">
            <text:p>40960</text:p>
          </table:table-cell>
          <table:table-cell table:style-name="ce13" office:value-type="float" office:value="81920" calcext:value-type="float">
            <text:p>81920</text:p>
          </table:table-cell>
          <table:table-cell table:style-name="ce13" office:value-type="float" office:value="163840" calcext:value-type="float">
            <text:p>163840</text:p>
          </table:table-cell>
          <table:table-cell table:style-name="ce22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58.912" calcext:value-type="float">
            <text:p>58,912</text:p>
          </table:table-cell>
          <table:table-cell table:style-name="ce14" office:value-type="float" office:value="59.476" calcext:value-type="float">
            <text:p>59,476</text:p>
          </table:table-cell>
          <table:table-cell table:style-name="ce14" office:value-type="float" office:value="59.414" calcext:value-type="float">
            <text:p>59,414</text:p>
          </table:table-cell>
          <table:table-cell table:style-name="ce14" office:value-type="float" office:value="59.676" calcext:value-type="float">
            <text:p>59,676</text:p>
          </table:table-cell>
          <table:table-cell table:style-name="ce14" office:value-type="float" office:value="60.558" calcext:value-type="float">
            <text:p>60,558</text:p>
          </table:table-cell>
          <table:table-cell table:style-name="ce14" office:value-type="float" office:value="59.766" calcext:value-type="float">
            <text:p>59,766</text:p>
          </table:table-cell>
          <table:table-cell table:style-name="ce17" office:value-type="float" office:value="59.764" calcext:value-type="float">
            <text:p>59,764</text:p>
          </table:table-cell>
          <table:table-cell table:style-name="ce23" office:value-type="float" office:value="417.566" calcext:value-type="float">
            <text:p>417,566</text:p>
          </table:table-cell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9" office:value-type="float" office:value="65.445" calcext:value-type="float">
            <text:p>65,445</text:p>
          </table:table-cell>
          <table:table-cell table:style-name="Pivot_20_Table_20_Value" office:value-type="float" office:value="65.568" calcext:value-type="float">
            <text:p>65,568</text:p>
          </table:table-cell>
          <table:table-cell table:style-name="Pivot_20_Table_20_Value" office:value-type="float" office:value="76.753" calcext:value-type="float">
            <text:p>76,753</text:p>
          </table:table-cell>
          <table:table-cell table:style-name="Pivot_20_Table_20_Value" office:value-type="float" office:value="75.618" calcext:value-type="float">
            <text:p>75,618</text:p>
          </table:table-cell>
          <table:table-cell table:style-name="Pivot_20_Table_20_Value" office:value-type="float" office:value="90.387" calcext:value-type="float">
            <text:p>90,387</text:p>
          </table:table-cell>
          <table:table-cell table:style-name="Pivot_20_Table_20_Value" office:value-type="float" office:value="155.896" calcext:value-type="float">
            <text:p>155,896</text:p>
          </table:table-cell>
          <table:table-cell table:style-name="ce18" office:value-type="float" office:value="169.441" calcext:value-type="float">
            <text:p>169,441</text:p>
          </table:table-cell>
          <table:table-cell table:style-name="ce24" office:value-type="float" office:value="699.108" calcext:value-type="float">
            <text:p>699,108</text:p>
          </table:table-cell>
        </table:table-row>
        <table:table-row table:style-name="ro1">
          <table:table-cell table:style-name="ce4" office:value-type="float" office:value="512" calcext:value-type="float">
            <text:p>512</text:p>
          </table:table-cell>
          <table:table-cell table:style-name="ce9" office:value-type="float" office:value="69.391" calcext:value-type="float">
            <text:p>69,391</text:p>
          </table:table-cell>
          <table:table-cell table:style-name="Pivot_20_Table_20_Value" office:value-type="float" office:value="91.525" calcext:value-type="float">
            <text:p>91,525</text:p>
          </table:table-cell>
          <table:table-cell table:style-name="Pivot_20_Table_20_Value" office:value-type="float" office:value="90.761" calcext:value-type="float">
            <text:p>90,761</text:p>
          </table:table-cell>
          <table:table-cell table:style-name="Pivot_20_Table_20_Value" office:value-type="float" office:value="142.025" calcext:value-type="float">
            <text:p>142,025</text:p>
          </table:table-cell>
          <table:table-cell table:style-name="Pivot_20_Table_20_Value" office:value-type="float" office:value="165.632" calcext:value-type="float">
            <text:p>165,632</text:p>
          </table:table-cell>
          <table:table-cell table:style-name="Pivot_20_Table_20_Value" office:value-type="float" office:value="168.165" calcext:value-type="float">
            <text:p>168,165</text:p>
          </table:table-cell>
          <table:table-cell table:style-name="ce18" office:value-type="float" office:value="168.279" calcext:value-type="float">
            <text:p>168,279</text:p>
          </table:table-cell>
          <table:table-cell table:style-name="ce24" office:value-type="float" office:value="895.778" calcext:value-type="float">
            <text:p>895,778</text:p>
          </table:table-cell>
        </table:table-row>
        <table:table-row table:style-name="ro1">
          <table:table-cell table:style-name="ce4" office:value-type="float" office:value="1024" calcext:value-type="float">
            <text:p>1024</text:p>
          </table:table-cell>
          <table:table-cell table:style-name="ce9" office:value-type="float" office:value="87.839" calcext:value-type="float">
            <text:p>87,839</text:p>
          </table:table-cell>
          <table:table-cell table:style-name="Pivot_20_Table_20_Value" office:value-type="float" office:value="85.833" calcext:value-type="float">
            <text:p>85,833</text:p>
          </table:table-cell>
          <table:table-cell table:style-name="Pivot_20_Table_20_Value" office:value-type="float" office:value="150.301" calcext:value-type="float">
            <text:p>150,301</text:p>
          </table:table-cell>
          <table:table-cell table:style-name="Pivot_20_Table_20_Value" office:value-type="float" office:value="165.749" calcext:value-type="float">
            <text:p>165,749</text:p>
          </table:table-cell>
          <table:table-cell table:style-name="Pivot_20_Table_20_Value" office:value-type="float" office:value="174.921" calcext:value-type="float">
            <text:p>174,921</text:p>
          </table:table-cell>
          <table:table-cell table:style-name="Pivot_20_Table_20_Value" office:value-type="float" office:value="172.882" calcext:value-type="float">
            <text:p>172,882</text:p>
          </table:table-cell>
          <table:table-cell table:style-name="ce18" office:value-type="float" office:value="174.355" calcext:value-type="float">
            <text:p>174,355</text:p>
          </table:table-cell>
          <table:table-cell table:style-name="ce24" office:value-type="float" office:value="1011.88" calcext:value-type="float">
            <text:p>1011,88</text:p>
          </table:table-cell>
        </table:table-row>
        <table:table-row table:style-name="ro1">
          <table:table-cell table:style-name="ce4" office:value-type="float" office:value="2048" calcext:value-type="float">
            <text:p>2048</text:p>
          </table:table-cell>
          <table:table-cell table:style-name="ce10" office:value-type="float" office:value="88.888" calcext:value-type="float">
            <text:p>88,888</text:p>
          </table:table-cell>
          <table:table-cell table:style-name="ce15" office:value-type="float" office:value="87.003" calcext:value-type="float">
            <text:p>87,003</text:p>
          </table:table-cell>
          <table:table-cell table:style-name="ce15" office:value-type="float" office:value="172.736" calcext:value-type="float">
            <text:p>172,736</text:p>
          </table:table-cell>
          <table:table-cell table:style-name="ce15" office:value-type="float" office:value="178.446" calcext:value-type="float">
            <text:p>178,446</text:p>
          </table:table-cell>
          <table:table-cell table:style-name="ce15" office:value-type="float" office:value="181.078" calcext:value-type="float">
            <text:p>181,078</text:p>
          </table:table-cell>
          <table:table-cell table:style-name="ce15" office:value-type="float" office:value="182.216" calcext:value-type="float">
            <text:p>182,216</text:p>
          </table:table-cell>
          <table:table-cell table:style-name="ce19" office:value-type="float" office:value="182.04" calcext:value-type="float">
            <text:p>182,04</text:p>
          </table:table-cell>
          <table:table-cell table:style-name="ce25" office:value-type="float" office:value="1072.407" calcext:value-type="float">
            <text:p>1072,407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370.475" calcext:value-type="float">
            <text:p>370,475</text:p>
          </table:table-cell>
          <table:table-cell table:style-name="ce16" office:value-type="float" office:value="389.405" calcext:value-type="float">
            <text:p>389,405</text:p>
          </table:table-cell>
          <table:table-cell table:style-name="ce16" office:value-type="float" office:value="549.965" calcext:value-type="float">
            <text:p>549,965</text:p>
          </table:table-cell>
          <table:table-cell table:style-name="ce16" office:value-type="float" office:value="621.514" calcext:value-type="float">
            <text:p>621,514</text:p>
          </table:table-cell>
          <table:table-cell table:style-name="ce16" office:value-type="float" office:value="672.576" calcext:value-type="float">
            <text:p>672,576</text:p>
          </table:table-cell>
          <table:table-cell table:style-name="ce16" office:value-type="float" office:value="738.925" calcext:value-type="float">
            <text:p>738,925</text:p>
          </table:table-cell>
          <table:table-cell table:style-name="ce20" office:value-type="float" office:value="753.879" calcext:value-type="float">
            <text:p>753,879</text:p>
          </table:table-cell>
          <table:table-cell table:style-name="ce26" office:value-type="float" office:value="4096.739" calcext:value-type="float">
            <text:p>4096,739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table:style-name="ce7" office:value-type="float" office:value="384" calcext:value-type="float">
            <text:p>384</text:p>
          </table:table-cell>
          <table:table-cell table:style-name="ce13" office:value-type="float" office:value="1152" calcext:value-type="float">
            <text:p>1152</text:p>
          </table:table-cell>
          <table:table-cell table:style-name="ce13" office:value-type="float" office:value="10240" calcext:value-type="float">
            <text:p>10240</text:p>
          </table:table-cell>
          <table:table-cell table:style-name="ce13" office:value-type="float" office:value="15360" calcext:value-type="float">
            <text:p>15360</text:p>
          </table:table-cell>
          <table:table-cell table:style-name="ce13" office:value-type="float" office:value="40960" calcext:value-type="float">
            <text:p>40960</text:p>
          </table:table-cell>
          <table:table-cell table:style-name="ce13" office:value-type="float" office:value="81920" calcext:value-type="float">
            <text:p>81920</text:p>
          </table:table-cell>
          <table:table-cell table:style-name="ce13" office:value-type="float" office:value="163840" calcext:value-type="float">
            <text:p>163840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formula="of:=[.B3]/10" office:value-type="float" office:value="5.8912" calcext:value-type="float">
            <text:p>5,8912</text:p>
          </table:table-cell>
          <table:table-cell table:formula="of:=[.C3]/10" office:value-type="float" office:value="5.9476" calcext:value-type="float">
            <text:p>5,9476</text:p>
          </table:table-cell>
          <table:table-cell table:formula="of:=[.D3]/10" office:value-type="float" office:value="5.9414" calcext:value-type="float">
            <text:p>5,9414</text:p>
          </table:table-cell>
          <table:table-cell table:formula="of:=[.E3]/10" office:value-type="float" office:value="5.9676" calcext:value-type="float">
            <text:p>5,9676</text:p>
          </table:table-cell>
          <table:table-cell table:formula="of:=[.F3]/10" office:value-type="float" office:value="6.0558" calcext:value-type="float">
            <text:p>6,0558</text:p>
          </table:table-cell>
          <table:table-cell table:formula="of:=[.G3]/10" office:value-type="float" office:value="5.9766" calcext:value-type="float">
            <text:p>5,9766</text:p>
          </table:table-cell>
          <table:table-cell table:formula="of:=[.H3]/10" office:value-type="float" office:value="5.9764" calcext:value-type="float">
            <text:p>5,9764</text:p>
          </table:table-cell>
          <table:table-cell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formula="of:=[.B4]/10" office:value-type="float" office:value="6.5445" calcext:value-type="float">
            <text:p>6,5445</text:p>
          </table:table-cell>
          <table:table-cell table:formula="of:=[.C4]/10" office:value-type="float" office:value="6.5568" calcext:value-type="float">
            <text:p>6,5568</text:p>
          </table:table-cell>
          <table:table-cell table:formula="of:=[.D4]/10" office:value-type="float" office:value="7.6753" calcext:value-type="float">
            <text:p>7,6753</text:p>
          </table:table-cell>
          <table:table-cell table:formula="of:=[.E4]/10" office:value-type="float" office:value="7.5618" calcext:value-type="float">
            <text:p>7,5618</text:p>
          </table:table-cell>
          <table:table-cell table:formula="of:=[.F4]/10" office:value-type="float" office:value="9.0387" calcext:value-type="float">
            <text:p>9,0387</text:p>
          </table:table-cell>
          <table:table-cell table:formula="of:=[.G4]/10" office:value-type="float" office:value="15.5896" calcext:value-type="float">
            <text:p>15,5896</text:p>
          </table:table-cell>
          <table:table-cell table:formula="of:=[.H4]/10" office:value-type="float" office:value="16.9441" calcext:value-type="float">
            <text:p>16,9441</text:p>
          </table:table-cell>
          <table:table-cell/>
        </table:table-row>
        <table:table-row table:style-name="ro1">
          <table:table-cell table:style-name="ce4" office:value-type="float" office:value="512" calcext:value-type="float">
            <text:p>512</text:p>
          </table:table-cell>
          <table:table-cell table:formula="of:=[.B5]/10" office:value-type="float" office:value="6.9391" calcext:value-type="float">
            <text:p>6,9391</text:p>
          </table:table-cell>
          <table:table-cell table:formula="of:=[.C5]/10" office:value-type="float" office:value="9.1525" calcext:value-type="float">
            <text:p>9,1525</text:p>
          </table:table-cell>
          <table:table-cell table:formula="of:=[.D5]/10" office:value-type="float" office:value="9.0761" calcext:value-type="float">
            <text:p>9,0761</text:p>
          </table:table-cell>
          <table:table-cell table:formula="of:=[.E5]/10" office:value-type="float" office:value="14.2025" calcext:value-type="float">
            <text:p>14,2025</text:p>
          </table:table-cell>
          <table:table-cell table:formula="of:=[.F5]/10" office:value-type="float" office:value="16.5632" calcext:value-type="float">
            <text:p>16,5632</text:p>
          </table:table-cell>
          <table:table-cell table:formula="of:=[.G5]/10" office:value-type="float" office:value="16.8165" calcext:value-type="float">
            <text:p>16,8165</text:p>
          </table:table-cell>
          <table:table-cell table:formula="of:=[.H5]/10" office:value-type="float" office:value="16.8279" calcext:value-type="float">
            <text:p>16,8279</text:p>
          </table:table-cell>
          <table:table-cell/>
        </table:table-row>
        <table:table-row table:style-name="ro1">
          <table:table-cell table:style-name="ce4" office:value-type="float" office:value="1024" calcext:value-type="float">
            <text:p>1024</text:p>
          </table:table-cell>
          <table:table-cell table:formula="of:=[.B6]/10" office:value-type="float" office:value="8.7839" calcext:value-type="float">
            <text:p>8,7839</text:p>
          </table:table-cell>
          <table:table-cell table:formula="of:=[.C6]/10" office:value-type="float" office:value="8.5833" calcext:value-type="float">
            <text:p>8,5833</text:p>
          </table:table-cell>
          <table:table-cell table:formula="of:=[.D6]/10" office:value-type="float" office:value="15.0301" calcext:value-type="float">
            <text:p>15,0301</text:p>
          </table:table-cell>
          <table:table-cell table:formula="of:=[.E6]/10" office:value-type="float" office:value="16.5749" calcext:value-type="float">
            <text:p>16,5749</text:p>
          </table:table-cell>
          <table:table-cell table:formula="of:=[.F6]/10" office:value-type="float" office:value="17.4921" calcext:value-type="float">
            <text:p>17,4921</text:p>
          </table:table-cell>
          <table:table-cell table:formula="of:=[.G6]/10" office:value-type="float" office:value="17.2882" calcext:value-type="float">
            <text:p>17,2882</text:p>
          </table:table-cell>
          <table:table-cell table:formula="of:=[.H6]/10" office:value-type="float" office:value="17.4355" calcext:value-type="float">
            <text:p>17,4355</text:p>
          </table:table-cell>
          <table:table-cell/>
        </table:table-row>
        <table:table-row table:style-name="ro1">
          <table:table-cell table:style-name="ce4" office:value-type="float" office:value="2048" calcext:value-type="float">
            <text:p>2048</text:p>
          </table:table-cell>
          <table:table-cell table:formula="of:=[.B7]/10" office:value-type="float" office:value="8.8888" calcext:value-type="float">
            <text:p>8,8888</text:p>
          </table:table-cell>
          <table:table-cell table:formula="of:=[.C7]/10" office:value-type="float" office:value="8.7003" calcext:value-type="float">
            <text:p>8,7003</text:p>
          </table:table-cell>
          <table:table-cell table:formula="of:=[.D7]/10" office:value-type="float" office:value="17.2736" calcext:value-type="float">
            <text:p>17,2736</text:p>
          </table:table-cell>
          <table:table-cell table:formula="of:=[.E7]/10" office:value-type="float" office:value="17.8446" calcext:value-type="float">
            <text:p>17,8446</text:p>
          </table:table-cell>
          <table:table-cell table:formula="of:=[.F7]/10" office:value-type="float" office:value="18.1078" calcext:value-type="float">
            <text:p>18,1078</text:p>
          </table:table-cell>
          <table:table-cell table:formula="of:=[.G7]/10" office:value-type="float" office:value="18.2216" calcext:value-type="float">
            <text:p>18,2216</text:p>
          </table:table-cell>
          <table:table-cell table:formula="of:=[.H7]/10" office:value-type="float" office:value="18.204" calcext:value-type="float">
            <text:p>18,204</text:p>
          </table:table-cell>
          <table:table-cell/>
        </table:table-row>
      </table:table>
      <table:named-expressions/>
      <table:database-ranges>
        <table:database-range table:name="__Anonymous_Sheet_DB__0" table:target-range-address="salida2.A1:salida2.F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Táboa dinámica_salida2_1'.A1:'Táboa dinámica_salida2_1'.I8" table:buttons="'Táboa dinámica_salida2_1'.A2 'Táboa dinámica_salida2_1'.B1" table:show-filter-button="false" table:drill-down-on-double-click="false">
          <table:source-cell-range table:cell-range-address="salida2.A1:salida2.F351"/>
          <table:data-pilot-field table:source-field-name="L" table:orientation="column" table:used-hierarchy="0" table:function="auto">
            <table:data-pilot-level table:show-empty="false" calcext:repeat-item-labels="false">
              <table:data-pilot-members>
                <table:data-pilot-member table:name="384" table:display="true" table:show-details="true"/>
                <table:data-pilot-member table:name="1152" table:display="true" table:show-details="true"/>
                <table:data-pilot-member table:name="10240" table:display="true" table:show-details="true"/>
                <table:data-pilot-member table:name="15360" table:display="true" table:show-details="true"/>
                <table:data-pilot-member table:name="40960" table:display="true" table:show-details="true"/>
                <table:data-pilot-member table:name="81920" table:display="true" table:show-details="true"/>
                <table:data-pilot-member table:name="1638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128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" table:orientation="data" table:used-hierarchy="0" table:function="sum">
            <table:data-pilot-level table:show-empty="false" calcext:repeat-item-labels="false">
              <table:data-pilot-members>
                <table:data-pilot-member table:name="5,88" table:display="true" table:show-details="true"/>
                <table:data-pilot-member table:name="5,888" table:display="true" table:show-details="true"/>
                <table:data-pilot-member table:name="5,889" table:display="true" table:show-details="true"/>
                <table:data-pilot-member table:name="5,892" table:display="true" table:show-details="true"/>
                <table:data-pilot-member table:name="5,897" table:display="true" table:show-details="true"/>
                <table:data-pilot-member table:name="5,898" table:display="true" table:show-details="true"/>
                <table:data-pilot-member table:name="5,9" table:display="true" table:show-details="true"/>
                <table:data-pilot-member table:name="5,921" table:display="true" table:show-details="true"/>
                <table:data-pilot-member table:name="5,925" table:display="true" table:show-details="true"/>
                <table:data-pilot-member table:name="5,926" table:display="true" table:show-details="true"/>
                <table:data-pilot-member table:name="5,927" table:display="true" table:show-details="true"/>
                <table:data-pilot-member table:name="5,929" table:display="true" table:show-details="true"/>
                <table:data-pilot-member table:name="5,93" table:display="true" table:show-details="true"/>
                <table:data-pilot-member table:name="5,933" table:display="true" table:show-details="true"/>
                <table:data-pilot-member table:name="5,935" table:display="true" table:show-details="true"/>
                <table:data-pilot-member table:name="5,936" table:display="true" table:show-details="true"/>
                <table:data-pilot-member table:name="5,937" table:display="true" table:show-details="true"/>
                <table:data-pilot-member table:name="5,943" table:display="true" table:show-details="true"/>
                <table:data-pilot-member table:name="5,946" table:display="true" table:show-details="true"/>
                <table:data-pilot-member table:name="5,95" table:display="true" table:show-details="true"/>
                <table:data-pilot-member table:name="5,951" table:display="true" table:show-details="true"/>
                <table:data-pilot-member table:name="5,955" table:display="true" table:show-details="true"/>
                <table:data-pilot-member table:name="5,956" table:display="true" table:show-details="true"/>
                <table:data-pilot-member table:name="5,957" table:display="true" table:show-details="true"/>
                <table:data-pilot-member table:name="5,959" table:display="true" table:show-details="true"/>
                <table:data-pilot-member table:name="5,96" table:display="true" table:show-details="true"/>
                <table:data-pilot-member table:name="5,962" table:display="true" table:show-details="true"/>
                <table:data-pilot-member table:name="5,963" table:display="true" table:show-details="true"/>
                <table:data-pilot-member table:name="5,964" table:display="true" table:show-details="true"/>
                <table:data-pilot-member table:name="5,965" table:display="true" table:show-details="true"/>
                <table:data-pilot-member table:name="5,966" table:display="true" table:show-details="true"/>
                <table:data-pilot-member table:name="5,968" table:display="true" table:show-details="true"/>
                <table:data-pilot-member table:name="5,972" table:display="true" table:show-details="true"/>
                <table:data-pilot-member table:name="5,973" table:display="true" table:show-details="true"/>
                <table:data-pilot-member table:name="5,976" table:display="true" table:show-details="true"/>
                <table:data-pilot-member table:name="5,981" table:display="true" table:show-details="true"/>
                <table:data-pilot-member table:name="5,982" table:display="true" table:show-details="true"/>
                <table:data-pilot-member table:name="5,986" table:display="true" table:show-details="true"/>
                <table:data-pilot-member table:name="5,994" table:display="true" table:show-details="true"/>
                <table:data-pilot-member table:name="6,02" table:display="true" table:show-details="true"/>
                <table:data-pilot-member table:name="6,034" table:display="true" table:show-details="true"/>
                <table:data-pilot-member table:name="6,06" table:display="true" table:show-details="true"/>
                <table:data-pilot-member table:name="6,066" table:display="true" table:show-details="true"/>
                <table:data-pilot-member table:name="6,071" table:display="true" table:show-details="true"/>
                <table:data-pilot-member table:name="6,1" table:display="true" table:show-details="true"/>
                <table:data-pilot-member table:name="6,111" table:display="true" table:show-details="true"/>
                <table:data-pilot-member table:name="6,113" table:display="true" table:show-details="true"/>
                <table:data-pilot-member table:name="6,135" table:display="true" table:show-details="true"/>
                <table:data-pilot-member table:name="6,141" table:display="true" table:show-details="true"/>
                <table:data-pilot-member table:name="6,507" table:display="true" table:show-details="true"/>
                <table:data-pilot-member table:name="6,52" table:display="true" table:show-details="true"/>
                <table:data-pilot-member table:name="6,522" table:display="true" table:show-details="true"/>
                <table:data-pilot-member table:name="6,523" table:display="true" table:show-details="true"/>
                <table:data-pilot-member table:name="6,531" table:display="true" table:show-details="true"/>
                <table:data-pilot-member table:name="6,538" table:display="true" table:show-details="true"/>
                <table:data-pilot-member table:name="6,539" table:display="true" table:show-details="true"/>
                <table:data-pilot-member table:name="6,542" table:display="true" table:show-details="true"/>
                <table:data-pilot-member table:name="6,548" table:display="true" table:show-details="true"/>
                <table:data-pilot-member table:name="6,551" table:display="true" table:show-details="true"/>
                <table:data-pilot-member table:name="6,559" table:display="true" table:show-details="true"/>
                <table:data-pilot-member table:name="6,567" table:display="true" table:show-details="true"/>
                <table:data-pilot-member table:name="6,569" table:display="true" table:show-details="true"/>
                <table:data-pilot-member table:name="6,573" table:display="true" table:show-details="true"/>
                <table:data-pilot-member table:name="6,578" table:display="true" table:show-details="true"/>
                <table:data-pilot-member table:name="6,609" table:display="true" table:show-details="true"/>
                <table:data-pilot-member table:name="6,804" table:display="true" table:show-details="true"/>
                <table:data-pilot-member table:name="6,805" table:display="true" table:show-details="true"/>
                <table:data-pilot-member table:name="6,823" table:display="true" table:show-details="true"/>
                <table:data-pilot-member table:name="6,829" table:display="true" table:show-details="true"/>
                <table:data-pilot-member table:name="6,911" table:display="true" table:show-details="true"/>
                <table:data-pilot-member table:name="6,929" table:display="true" table:show-details="true"/>
                <table:data-pilot-member table:name="6,978" table:display="true" table:show-details="true"/>
                <table:data-pilot-member table:name="6,985" table:display="true" table:show-details="true"/>
                <table:data-pilot-member table:name="7,148" table:display="true" table:show-details="true"/>
                <table:data-pilot-member table:name="7,179" table:display="true" table:show-details="true"/>
                <table:data-pilot-member table:name="7,478" table:display="true" table:show-details="true"/>
                <table:data-pilot-member table:name="7,48" table:display="true" table:show-details="true"/>
                <table:data-pilot-member table:name="7,485" table:display="true" table:show-details="true"/>
                <table:data-pilot-member table:name="7,516" table:display="true" table:show-details="true"/>
                <table:data-pilot-member table:name="7,539" table:display="true" table:show-details="true"/>
                <table:data-pilot-member table:name="7,542" table:display="true" table:show-details="true"/>
                <table:data-pilot-member table:name="7,57" table:display="true" table:show-details="true"/>
                <table:data-pilot-member table:name="7,593" table:display="true" table:show-details="true"/>
                <table:data-pilot-member table:name="7,596" table:display="true" table:show-details="true"/>
                <table:data-pilot-member table:name="7,602" table:display="true" table:show-details="true"/>
                <table:data-pilot-member table:name="7,605" table:display="true" table:show-details="true"/>
                <table:data-pilot-member table:name="7,613" table:display="true" table:show-details="true"/>
                <table:data-pilot-member table:name="7,615" table:display="true" table:show-details="true"/>
                <table:data-pilot-member table:name="7,645" table:display="true" table:show-details="true"/>
                <table:data-pilot-member table:name="7,693" table:display="true" table:show-details="true"/>
                <table:data-pilot-member table:name="7,723" table:display="true" table:show-details="true"/>
                <table:data-pilot-member table:name="7,758" table:display="true" table:show-details="true"/>
                <table:data-pilot-member table:name="7,79" table:display="true" table:show-details="true"/>
                <table:data-pilot-member table:name="7,814" table:display="true" table:show-details="true"/>
                <table:data-pilot-member table:name="7,818" table:display="true" table:show-details="true"/>
                <table:data-pilot-member table:name="7,883" table:display="true" table:show-details="true"/>
                <table:data-pilot-member table:name="7,91" table:display="true" table:show-details="true"/>
                <table:data-pilot-member table:name="7,944" table:display="true" table:show-details="true"/>
                <table:data-pilot-member table:name="7,946" table:display="true" table:show-details="true"/>
                <table:data-pilot-member table:name="7,961" table:display="true" table:show-details="true"/>
                <table:data-pilot-member table:name="8,108" table:display="true" table:show-details="true"/>
                <table:data-pilot-member table:name="8,115" table:display="true" table:show-details="true"/>
                <table:data-pilot-member table:name="8,161" table:display="true" table:show-details="true"/>
                <table:data-pilot-member table:name="8,168" table:display="true" table:show-details="true"/>
                <table:data-pilot-member table:name="8,198" table:display="true" table:show-details="true"/>
                <table:data-pilot-member table:name="8,22" table:display="true" table:show-details="true"/>
                <table:data-pilot-member table:name="8,272" table:display="true" table:show-details="true"/>
                <table:data-pilot-member table:name="8,288" table:display="true" table:show-details="true"/>
                <table:data-pilot-member table:name="8,296" table:display="true" table:show-details="true"/>
                <table:data-pilot-member table:name="8,299" table:display="true" table:show-details="true"/>
                <table:data-pilot-member table:name="8,309" table:display="true" table:show-details="true"/>
                <table:data-pilot-member table:name="8,335" table:display="true" table:show-details="true"/>
                <table:data-pilot-member table:name="8,338" table:display="true" table:show-details="true"/>
                <table:data-pilot-member table:name="8,344" table:display="true" table:show-details="true"/>
                <table:data-pilot-member table:name="8,367" table:display="true" table:show-details="true"/>
                <table:data-pilot-member table:name="8,38" table:display="true" table:show-details="true"/>
                <table:data-pilot-member table:name="8,405" table:display="true" table:show-details="true"/>
                <table:data-pilot-member table:name="8,412" table:display="true" table:show-details="true"/>
                <table:data-pilot-member table:name="8,444" table:display="true" table:show-details="true"/>
                <table:data-pilot-member table:name="8,526" table:display="true" table:show-details="true"/>
                <table:data-pilot-member table:name="8,535" table:display="true" table:show-details="true"/>
                <table:data-pilot-member table:name="8,539" table:display="true" table:show-details="true"/>
                <table:data-pilot-member table:name="8,597" table:display="true" table:show-details="true"/>
                <table:data-pilot-member table:name="8,691" table:display="true" table:show-details="true"/>
                <table:data-pilot-member table:name="8,71" table:display="true" table:show-details="true"/>
                <table:data-pilot-member table:name="8,775" table:display="true" table:show-details="true"/>
                <table:data-pilot-member table:name="8,777" table:display="true" table:show-details="true"/>
                <table:data-pilot-member table:name="8,79" table:display="true" table:show-details="true"/>
                <table:data-pilot-member table:name="8,798" table:display="true" table:show-details="true"/>
                <table:data-pilot-member table:name="8,812" table:display="true" table:show-details="true"/>
                <table:data-pilot-member table:name="8,852" table:display="true" table:show-details="true"/>
                <table:data-pilot-member table:name="8,862" table:display="true" table:show-details="true"/>
                <table:data-pilot-member table:name="8,867" table:display="true" table:show-details="true"/>
                <table:data-pilot-member table:name="8,868" table:display="true" table:show-details="true"/>
                <table:data-pilot-member table:name="8,891" table:display="true" table:show-details="true"/>
                <table:data-pilot-member table:name="8,895" table:display="true" table:show-details="true"/>
                <table:data-pilot-member table:name="8,903" table:display="true" table:show-details="true"/>
                <table:data-pilot-member table:name="8,935" table:display="true" table:show-details="true"/>
                <table:data-pilot-member table:name="8,954" table:display="true" table:show-details="true"/>
                <table:data-pilot-member table:name="8,968" table:display="true" table:show-details="true"/>
                <table:data-pilot-member table:name="9,003" table:display="true" table:show-details="true"/>
                <table:data-pilot-member table:name="9,02" table:display="true" table:show-details="true"/>
                <table:data-pilot-member table:name="9,029" table:display="true" table:show-details="true"/>
                <table:data-pilot-member table:name="9,047" table:display="true" table:show-details="true"/>
                <table:data-pilot-member table:name="9,088" table:display="true" table:show-details="true"/>
                <table:data-pilot-member table:name="9,093" table:display="true" table:show-details="true"/>
                <table:data-pilot-member table:name="9,098" table:display="true" table:show-details="true"/>
                <table:data-pilot-member table:name="9,177" table:display="true" table:show-details="true"/>
                <table:data-pilot-member table:name="9,18" table:display="true" table:show-details="true"/>
                <table:data-pilot-member table:name="9,21" table:display="true" table:show-details="true"/>
                <table:data-pilot-member table:name="9,217" table:display="true" table:show-details="true"/>
                <table:data-pilot-member table:name="9,279" table:display="true" table:show-details="true"/>
                <table:data-pilot-member table:name="9,311" table:display="true" table:show-details="true"/>
                <table:data-pilot-member table:name="9,312" table:display="true" table:show-details="true"/>
                <table:data-pilot-member table:name="9,464" table:display="true" table:show-details="true"/>
                <table:data-pilot-member table:name="9,52" table:display="true" table:show-details="true"/>
                <table:data-pilot-member table:name="9,566" table:display="true" table:show-details="true"/>
                <table:data-pilot-member table:name="9,593" table:display="true" table:show-details="true"/>
                <table:data-pilot-member table:name="9,643" table:display="true" table:show-details="true"/>
                <table:data-pilot-member table:name="9,725" table:display="true" table:show-details="true"/>
                <table:data-pilot-member table:name="11,076" table:display="true" table:show-details="true"/>
                <table:data-pilot-member table:name="13,574" table:display="true" table:show-details="true"/>
                <table:data-pilot-member table:name="13,817" table:display="true" table:show-details="true"/>
                <table:data-pilot-member table:name="14,059" table:display="true" table:show-details="true"/>
                <table:data-pilot-member table:name="14,072" table:display="true" table:show-details="true"/>
                <table:data-pilot-member table:name="14,14" table:display="true" table:show-details="true"/>
                <table:data-pilot-member table:name="14,141" table:display="true" table:show-details="true"/>
                <table:data-pilot-member table:name="14,149" table:display="true" table:show-details="true"/>
                <table:data-pilot-member table:name="14,172" table:display="true" table:show-details="true"/>
                <table:data-pilot-member table:name="14,191" table:display="true" table:show-details="true"/>
                <table:data-pilot-member table:name="14,299" table:display="true" table:show-details="true"/>
                <table:data-pilot-member table:name="14,344" table:display="true" table:show-details="true"/>
                <table:data-pilot-member table:name="14,446" table:display="true" table:show-details="true"/>
                <table:data-pilot-member table:name="14,458" table:display="true" table:show-details="true"/>
                <table:data-pilot-member table:name="14,603" table:display="true" table:show-details="true"/>
                <table:data-pilot-member table:name="14,654" table:display="true" table:show-details="true"/>
                <table:data-pilot-member table:name="14,712" table:display="true" table:show-details="true"/>
                <table:data-pilot-member table:name="14,844" table:display="true" table:show-details="true"/>
                <table:data-pilot-member table:name="14,96" table:display="true" table:show-details="true"/>
                <table:data-pilot-member table:name="14,963" table:display="true" table:show-details="true"/>
                <table:data-pilot-member table:name="15,251" table:display="true" table:show-details="true"/>
                <table:data-pilot-member table:name="15,283" table:display="true" table:show-details="true"/>
                <table:data-pilot-member table:name="15,304" table:display="true" table:show-details="true"/>
                <table:data-pilot-member table:name="15,434" table:display="true" table:show-details="true"/>
                <table:data-pilot-member table:name="15,454" table:display="true" table:show-details="true"/>
                <table:data-pilot-member table:name="15,467" table:display="true" table:show-details="true"/>
                <table:data-pilot-member table:name="15,506" table:display="true" table:show-details="true"/>
                <table:data-pilot-member table:name="15,518" table:display="true" table:show-details="true"/>
                <table:data-pilot-member table:name="15,523" table:display="true" table:show-details="true"/>
                <table:data-pilot-member table:name="15,533" table:display="true" table:show-details="true"/>
                <table:data-pilot-member table:name="15,563" table:display="true" table:show-details="true"/>
                <table:data-pilot-member table:name="15,565" table:display="true" table:show-details="true"/>
                <table:data-pilot-member table:name="16,064" table:display="true" table:show-details="true"/>
                <table:data-pilot-member table:name="16,07" table:display="true" table:show-details="true"/>
                <table:data-pilot-member table:name="16,171" table:display="true" table:show-details="true"/>
                <table:data-pilot-member table:name="16,181" table:display="true" table:show-details="true"/>
                <table:data-pilot-member table:name="16,21" table:display="true" table:show-details="true"/>
                <table:data-pilot-member table:name="16,26" table:display="true" table:show-details="true"/>
                <table:data-pilot-member table:name="16,335" table:display="true" table:show-details="true"/>
                <table:data-pilot-member table:name="16,361" table:display="true" table:show-details="true"/>
                <table:data-pilot-member table:name="16,447" table:display="true" table:show-details="true"/>
                <table:data-pilot-member table:name="16,449" table:display="true" table:show-details="true"/>
                <table:data-pilot-member table:name="16,532" table:display="true" table:show-details="true"/>
                <table:data-pilot-member table:name="16,549" table:display="true" table:show-details="true"/>
                <table:data-pilot-member table:name="16,572" table:display="true" table:show-details="true"/>
                <table:data-pilot-member table:name="16,638" table:display="true" table:show-details="true"/>
                <table:data-pilot-member table:name="16,659" table:display="true" table:show-details="true"/>
                <table:data-pilot-member table:name="16,679" table:display="true" table:show-details="true"/>
                <table:data-pilot-member table:name="16,688" table:display="true" table:show-details="true"/>
                <table:data-pilot-member table:name="16,729" table:display="true" table:show-details="true"/>
                <table:data-pilot-member table:name="16,732" table:display="true" table:show-details="true"/>
                <table:data-pilot-member table:name="16,734" table:display="true" table:show-details="true"/>
                <table:data-pilot-member table:name="16,751" table:display="true" table:show-details="true"/>
                <table:data-pilot-member table:name="16,757" table:display="true" table:show-details="true"/>
                <table:data-pilot-member table:name="16,764" table:display="true" table:show-details="true"/>
                <table:data-pilot-member table:name="16,781" table:display="true" table:show-details="true"/>
                <table:data-pilot-member table:name="16,798" table:display="true" table:show-details="true"/>
                <table:data-pilot-member table:name="16,807" table:display="true" table:show-details="true"/>
                <table:data-pilot-member table:name="16,815" table:display="true" table:show-details="true"/>
                <table:data-pilot-member table:name="16,818" table:display="true" table:show-details="true"/>
                <table:data-pilot-member table:name="16,827" table:display="true" table:show-details="true"/>
                <table:data-pilot-member table:name="16,836" table:display="true" table:show-details="true"/>
                <table:data-pilot-member table:name="16,851" table:display="true" table:show-details="true"/>
                <table:data-pilot-member table:name="16,853" table:display="true" table:show-details="true"/>
                <table:data-pilot-member table:name="16,875" table:display="true" table:show-details="true"/>
                <table:data-pilot-member table:name="16,882" table:display="true" table:show-details="true"/>
                <table:data-pilot-member table:name="16,888" table:display="true" table:show-details="true"/>
                <table:data-pilot-member table:name="16,894" table:display="true" table:show-details="true"/>
                <table:data-pilot-member table:name="16,907" table:display="true" table:show-details="true"/>
                <table:data-pilot-member table:name="16,911" table:display="true" table:show-details="true"/>
                <table:data-pilot-member table:name="16,917" table:display="true" table:show-details="true"/>
                <table:data-pilot-member table:name="16,918" table:display="true" table:show-details="true"/>
                <table:data-pilot-member table:name="16,92" table:display="true" table:show-details="true"/>
                <table:data-pilot-member table:name="16,928" table:display="true" table:show-details="true"/>
                <table:data-pilot-member table:name="16,944" table:display="true" table:show-details="true"/>
                <table:data-pilot-member table:name="16,952" table:display="true" table:show-details="true"/>
                <table:data-pilot-member table:name="16,958" table:display="true" table:show-details="true"/>
                <table:data-pilot-member table:name="16,96" table:display="true" table:show-details="true"/>
                <table:data-pilot-member table:name="16,961" table:display="true" table:show-details="true"/>
                <table:data-pilot-member table:name="16,965" table:display="true" table:show-details="true"/>
                <table:data-pilot-member table:name="16,984" table:display="true" table:show-details="true"/>
                <table:data-pilot-member table:name="16,988" table:display="true" table:show-details="true"/>
                <table:data-pilot-member table:name="16,989" table:display="true" table:show-details="true"/>
                <table:data-pilot-member table:name="16,99" table:display="true" table:show-details="true"/>
                <table:data-pilot-member table:name="16,994" table:display="true" table:show-details="true"/>
                <table:data-pilot-member table:name="17,023" table:display="true" table:show-details="true"/>
                <table:data-pilot-member table:name="17,039" table:display="true" table:show-details="true"/>
                <table:data-pilot-member table:name="17,051" table:display="true" table:show-details="true"/>
                <table:data-pilot-member table:name="17,109" table:display="true" table:show-details="true"/>
                <table:data-pilot-member table:name="17,111" table:display="true" table:show-details="true"/>
                <table:data-pilot-member table:name="17,12" table:display="true" table:show-details="true"/>
                <table:data-pilot-member table:name="17,147" table:display="true" table:show-details="true"/>
                <table:data-pilot-member table:name="17,175" table:display="true" table:show-details="true"/>
                <table:data-pilot-member table:name="17,184" table:display="true" table:show-details="true"/>
                <table:data-pilot-member table:name="17,192" table:display="true" table:show-details="true"/>
                <table:data-pilot-member table:name="17,195" table:display="true" table:show-details="true"/>
                <table:data-pilot-member table:name="17,196" table:display="true" table:show-details="true"/>
                <table:data-pilot-member table:name="17,199" table:display="true" table:show-details="true"/>
                <table:data-pilot-member table:name="17,215" table:display="true" table:show-details="true"/>
                <table:data-pilot-member table:name="17,269" table:display="true" table:show-details="true"/>
                <table:data-pilot-member table:name="17,275" table:display="true" table:show-details="true"/>
                <table:data-pilot-member table:name="17,298" table:display="true" table:show-details="true"/>
                <table:data-pilot-member table:name="17,356" table:display="true" table:show-details="true"/>
                <table:data-pilot-member table:name="17,37" table:display="true" table:show-details="true"/>
                <table:data-pilot-member table:name="17,377" table:display="true" table:show-details="true"/>
                <table:data-pilot-member table:name="17,395" table:display="true" table:show-details="true"/>
                <table:data-pilot-member table:name="17,42" table:display="true" table:show-details="true"/>
                <table:data-pilot-member table:name="17,426" table:display="true" table:show-details="true"/>
                <table:data-pilot-member table:name="17,474" table:display="true" table:show-details="true"/>
                <table:data-pilot-member table:name="17,527" table:display="true" table:show-details="true"/>
                <table:data-pilot-member table:name="17,597" table:display="true" table:show-details="true"/>
                <table:data-pilot-member table:name="17,619" table:display="true" table:show-details="true"/>
                <table:data-pilot-member table:name="17,644" table:display="true" table:show-details="true"/>
                <table:data-pilot-member table:name="17,652" table:display="true" table:show-details="true"/>
                <table:data-pilot-member table:name="17,697" table:display="true" table:show-details="true"/>
                <table:data-pilot-member table:name="17,705" table:display="true" table:show-details="true"/>
                <table:data-pilot-member table:name="17,81" table:display="true" table:show-details="true"/>
                <table:data-pilot-member table:name="17,814" table:display="true" table:show-details="true"/>
                <table:data-pilot-member table:name="17,825" table:display="true" table:show-details="true"/>
                <table:data-pilot-member table:name="17,829" table:display="true" table:show-details="true"/>
                <table:data-pilot-member table:name="17,857" table:display="true" table:show-details="true"/>
                <table:data-pilot-member table:name="17,87" table:display="true" table:show-details="true"/>
                <table:data-pilot-member table:name="17,896" table:display="true" table:show-details="true"/>
                <table:data-pilot-member table:name="17,904" table:display="true" table:show-details="true"/>
                <table:data-pilot-member table:name="17,924" table:display="true" table:show-details="true"/>
                <table:data-pilot-member table:name="17,964" table:display="true" table:show-details="true"/>
                <table:data-pilot-member table:name="17,984" table:display="true" table:show-details="true"/>
                <table:data-pilot-member table:name="18,019" table:display="true" table:show-details="true"/>
                <table:data-pilot-member table:name="18,034" table:display="true" table:show-details="true"/>
                <table:data-pilot-member table:name="18,056" table:display="true" table:show-details="true"/>
                <table:data-pilot-member table:name="18,062" table:display="true" table:show-details="true"/>
                <table:data-pilot-member table:name="18,073" table:display="true" table:show-details="true"/>
                <table:data-pilot-member table:name="18,079" table:display="true" table:show-details="true"/>
                <table:data-pilot-member table:name="18,082" table:display="true" table:show-details="true"/>
                <table:data-pilot-member table:name="18,088" table:display="true" table:show-details="true"/>
                <table:data-pilot-member table:name="18,096" table:display="true" table:show-details="true"/>
                <table:data-pilot-member table:name="18,122" table:display="true" table:show-details="true"/>
                <table:data-pilot-member table:name="18,131" table:display="true" table:show-details="true"/>
                <table:data-pilot-member table:name="18,134" table:display="true" table:show-details="true"/>
                <table:data-pilot-member table:name="18,159" table:display="true" table:show-details="true"/>
                <table:data-pilot-member table:name="18,167" table:display="true" table:show-details="true"/>
                <table:data-pilot-member table:name="18,195" table:display="true" table:show-details="true"/>
                <table:data-pilot-member table:name="18,197" table:display="true" table:show-details="true"/>
                <table:data-pilot-member table:name="18,208" table:display="true" table:show-details="true"/>
                <table:data-pilot-member table:name="18,237" table:display="true" table:show-details="true"/>
                <table:data-pilot-member table:name="18,247" table:display="true" table:show-details="true"/>
                <table:data-pilot-member table:name="18,25" table:display="true" table:show-details="true"/>
                <table:data-pilot-member table:name="18,257" table:display="true" table:show-details="true"/>
                <table:data-pilot-member table:name="18,272" table:display="true" table:show-details="true"/>
                <table:data-pilot-member table:name="18,286" table:display="true" table:show-details="true"/>
                <table:data-pilot-member table:name="18,298" table:display="true" table:show-details="true"/>
                <table:data-pilot-member table:name="18,316" table:display="true" table:show-details="true"/>
                <table:data-pilot-member table:name="18,33" table:display="true" table:show-details="true"/>
                <table:data-pilot-member table:name="18,338" table:display="true" table:show-details="true"/>
                <table:data-pilot-member table:name="18,35" table:display="true" table:show-details="true"/>
                <table:data-pilot-member table:name="18,354" table:display="true" table:show-details="true"/>
                <table:data-pilot-member table:name="18,358" table:display="true" table:show-details="true"/>
                <table:data-pilot-member table:name="18,365" table:display="true" table:show-details="true"/>
                <table:data-pilot-member table:name="18,425" table:display="true" table:show-details="true"/>
                <table:data-pilot-member table:name="18,435" table:display="true" table:show-details="true"/>
                <table:data-pilot-member table:name="18,74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gl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3T12:27:55.105616826</dc:date>
    <meta:editing-duration>PT55M20S</meta:editing-duration>
    <meta:editing-cycles>1</meta:editing-cycles>
    <meta:document-statistic meta:table-count="2" meta:cell-count="2218" meta:object-count="1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300" chart:maximum="1638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3.205cm" style:legend-expansion="high" chart:style-name="ch2"/>
        <chart:plot-area chart:style-name="ch3" table:cell-range-address="'Táboa dinámica_salida2_1'.B15:'Táboa dinámica_salida2_1'.H20" chart:data-source-has-labels="row" svg:x="0.32cm" svg:y="0.18cm" svg:width="12.825cm" svg:height="8.64cm">
          <chart:coordinate-region svg:x="0.941cm" svg:y="0.379cm" svg:width="12.20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áboa dinámica_salida2_1'.B16:'Táboa dinámica_salida2_1'.H16" loext:label-string="&quot;D=4&quot;" chart:class="chart:scatter">
            <chart:domain table:cell-range-address="'Táboa dinámica_salida2_1'.B15:'Táboa dinámica_salida2_1'.H15"/>
            <chart:data-point chart:repeated="7"/>
          </chart:series>
          <chart:series chart:style-name="ch8" chart:values-cell-range-address="'Táboa dinámica_salida2_1'.B17:'Táboa dinámica_salida2_1'.H17" loext:label-string="&quot;D=128&quot;" chart:class="chart:scatter">
            <chart:data-point chart:repeated="7"/>
          </chart:series>
          <chart:series chart:style-name="ch9" chart:values-cell-range-address="'Táboa dinámica_salida2_1'.B18:'Táboa dinámica_salida2_1'.H18" loext:label-string="&quot;D=512&quot;" chart:class="chart:scatter">
            <chart:data-point chart:repeated="7"/>
          </chart:series>
          <chart:series chart:style-name="ch10" chart:values-cell-range-address="'Táboa dinámica_salida2_1'.B19:'Táboa dinámica_salida2_1'.H19" loext:label-string="&quot;D=1024&quot;" chart:class="chart:scatter">
            <chart:data-point chart:repeated="7"/>
          </chart:series>
          <chart:series chart:style-name="ch11" chart:values-cell-range-address="'Táboa dinámica_salida2_1'.B20:'Táboa dinámica_salida2_1'.H20" loext:label-string="&quot;D=2028&quot;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15</text:p>
              </table:table-cell>
              <table:table-cell office:value-type="string">
                <text:p>D=4</text:p>
              </table:table-cell>
              <table:table-cell office:value-type="string">
                <text:p>D=128</text:p>
              </table:table-cell>
              <table:table-cell office:value-type="string">
                <text:p>D=512</text:p>
              </table:table-cell>
              <table:table-cell office:value-type="string">
                <text:p>D=1024</text:p>
              </table:table-cell>
              <table:table-cell office:value-type="string">
                <text:p>D=202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84">
                <text:p>384</text:p>
                <draw:g>
                  <svg:desc>'Táboa dinámica_salida2_1'.B15:'Táboa dinámica_salida2_1'.H15</svg:desc>
                </draw:g>
              </table:table-cell>
              <table:table-cell office:value-type="float" office:value="5.8912">
                <text:p>5.8912</text:p>
                <draw:g>
                  <svg:desc>'Táboa dinámica_salida2_1'.B16:'Táboa dinámica_salida2_1'.H16</svg:desc>
                </draw:g>
              </table:table-cell>
              <table:table-cell office:value-type="float" office:value="6.5445">
                <text:p>6.5445</text:p>
                <draw:g>
                  <svg:desc>'Táboa dinámica_salida2_1'.B17:'Táboa dinámica_salida2_1'.H17</svg:desc>
                </draw:g>
              </table:table-cell>
              <table:table-cell office:value-type="float" office:value="6.9391">
                <text:p>6.9391</text:p>
                <draw:g>
                  <svg:desc>'Táboa dinámica_salida2_1'.B18:'Táboa dinámica_salida2_1'.H18</svg:desc>
                </draw:g>
              </table:table-cell>
              <table:table-cell office:value-type="float" office:value="8.7839">
                <text:p>8.7839</text:p>
                <draw:g>
                  <svg:desc>'Táboa dinámica_salida2_1'.B19:'Táboa dinámica_salida2_1'.H19</svg:desc>
                </draw:g>
              </table:table-cell>
              <table:table-cell office:value-type="float" office:value="8.8888">
                <text:p>8.8888</text:p>
                <draw:g>
                  <svg:desc>'Táboa dinámica_salida2_1'.B20:'Táboa dinámica_salida2_1'.H2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2">
                <text:p>1152</text:p>
              </table:table-cell>
              <table:table-cell office:value-type="float" office:value="5.9476">
                <text:p>5.9476</text:p>
              </table:table-cell>
              <table:table-cell office:value-type="float" office:value="6.5568">
                <text:p>6.5568</text:p>
              </table:table-cell>
              <table:table-cell office:value-type="float" office:value="9.1525">
                <text:p>9.1525</text:p>
              </table:table-cell>
              <table:table-cell office:value-type="float" office:value="8.5833">
                <text:p>8.5833</text:p>
              </table:table-cell>
              <table:table-cell office:value-type="float" office:value="8.7003">
                <text:p>8.7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40">
                <text:p>10240</text:p>
              </table:table-cell>
              <table:table-cell office:value-type="float" office:value="5.9414">
                <text:p>5.9414</text:p>
              </table:table-cell>
              <table:table-cell office:value-type="float" office:value="7.6753">
                <text:p>7.6753</text:p>
              </table:table-cell>
              <table:table-cell office:value-type="float" office:value="9.0761">
                <text:p>9.0761</text:p>
              </table:table-cell>
              <table:table-cell office:value-type="float" office:value="15.0301">
                <text:p>15.0301</text:p>
              </table:table-cell>
              <table:table-cell office:value-type="float" office:value="17.2736">
                <text:p>17.2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60">
                <text:p>15360</text:p>
              </table:table-cell>
              <table:table-cell office:value-type="float" office:value="5.9676">
                <text:p>5.9676</text:p>
              </table:table-cell>
              <table:table-cell office:value-type="float" office:value="7.5618">
                <text:p>7.5618</text:p>
              </table:table-cell>
              <table:table-cell office:value-type="float" office:value="14.2025">
                <text:p>14.2025</text:p>
              </table:table-cell>
              <table:table-cell office:value-type="float" office:value="16.5749">
                <text:p>16.5749</text:p>
              </table:table-cell>
              <table:table-cell office:value-type="float" office:value="17.8446">
                <text:p>17.8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960">
                <text:p>40960</text:p>
              </table:table-cell>
              <table:table-cell office:value-type="float" office:value="6.0558">
                <text:p>6.0558</text:p>
              </table:table-cell>
              <table:table-cell office:value-type="float" office:value="9.0387">
                <text:p>9.0387</text:p>
              </table:table-cell>
              <table:table-cell office:value-type="float" office:value="16.5632">
                <text:p>16.5632</text:p>
              </table:table-cell>
              <table:table-cell office:value-type="float" office:value="17.4921">
                <text:p>17.4921</text:p>
              </table:table-cell>
              <table:table-cell office:value-type="float" office:value="18.1078">
                <text:p>18.1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920">
                <text:p>81920</text:p>
              </table:table-cell>
              <table:table-cell office:value-type="float" office:value="5.9766">
                <text:p>5.9766</text:p>
              </table:table-cell>
              <table:table-cell office:value-type="float" office:value="15.5896">
                <text:p>15.5896</text:p>
              </table:table-cell>
              <table:table-cell office:value-type="float" office:value="16.8165">
                <text:p>16.8165</text:p>
              </table:table-cell>
              <table:table-cell office:value-type="float" office:value="17.2882">
                <text:p>17.2882</text:p>
              </table:table-cell>
              <table:table-cell office:value-type="float" office:value="18.2216">
                <text:p>18.2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840">
                <text:p>163840</text:p>
              </table:table-cell>
              <table:table-cell office:value-type="float" office:value="5.9764">
                <text:p>5.9764</text:p>
              </table:table-cell>
              <table:table-cell office:value-type="float" office:value="16.9441">
                <text:p>16.9441</text:p>
              </table:table-cell>
              <table:table-cell office:value-type="float" office:value="16.8279">
                <text:p>16.8279</text:p>
              </table:table-cell>
              <table:table-cell office:value-type="float" office:value="17.4355">
                <text:p>17.4355</text:p>
              </table:table-cell>
              <table:table-cell office:value-type="float" office:value="18.204">
                <text:p>18.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